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Základný_20_text_20__28_3_29_" style:master-page-name="PageStyle0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3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4" style:family="paragraph" style:parent-style-name="Základný_20_text_20__28_3_29_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21946"/>
    </style:style>
    <style:style style:name="P5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6" style:family="paragraph" style:parent-style-name="Základný_20_text_20__28_3_29_">
      <style:paragraph-properties fo:margin-left="0cm" fo:margin-right="0cm" fo:line-height="150%" fo:text-align="start" style:justify-single-word="false" fo:text-indent="0.635cm" style:auto-text-indent="false" style:writing-mode="page"/>
    </style:style>
    <style:style style:name="P7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8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</style:style>
    <style:style style:name="P9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  <style:text-properties officeooo:paragraph-rsid="0012c895"/>
    </style:style>
    <style:style style:name="P10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/>
    </style:style>
    <style:style style:name="P11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/>
      <style:text-properties officeooo:paragraph-rsid="0012c895"/>
    </style:style>
    <style:style style:name="P12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/>
      <style:text-properties officeooo:paragraph-rsid="00133703"/>
    </style:style>
    <style:style style:name="P1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48cm"/>
        </style:tab-stops>
      </style:paragraph-properties>
    </style:style>
    <style:style style:name="P1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2c895"/>
    </style:style>
    <style:style style:name="P1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33703"/>
    </style:style>
    <style:style style:name="P1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4db05"/>
    </style:style>
    <style:style style:name="P1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4deda"/>
    </style:style>
    <style:style style:name="P19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20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2c895"/>
    </style:style>
    <style:style style:name="P21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33703"/>
    </style:style>
    <style:style style:name="P22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4db05"/>
    </style:style>
    <style:style style:name="P23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4deda"/>
    </style:style>
    <style:style style:name="P2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2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2c895"/>
    </style:style>
    <style:style style:name="P2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33703"/>
    </style:style>
    <style:style style:name="P2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4db05"/>
    </style:style>
    <style:style style:name="P28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</style:style>
    <style:style style:name="P29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12c895"/>
    </style:style>
    <style:style style:name="P30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133703"/>
    </style:style>
    <style:style style:name="P31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14db05"/>
    </style:style>
    <style:style style:name="P32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33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34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35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T1" style:family="text">
      <style:text-properties fo:color="#000000" style:font-name="Arial" fo:font-size="14pt" fo:background-color="#80ffff" loext:char-shading-value="0" style:font-size-asian="14pt" style:font-size-complex="14pt"/>
    </style:style>
    <style:style style:name="T2" style:family="text">
      <style:text-properties fo:color="#000000" style:font-name="Arial" fo:font-size="14pt" officeooo:rsid="0012c895" fo:background-color="#80ffff" loext:char-shading-value="0" style:font-size-asian="14pt" style:font-size-complex="14pt"/>
    </style:style>
    <style:style style:name="T3" style:family="text">
      <style:text-properties fo:color="#000000" style:font-name="Arial" fo:font-size="14pt" officeooo:rsid="00133703" fo:background-color="#80ffff" loext:char-shading-value="0" style:font-size-asian="14pt" style:font-size-complex="14pt"/>
    </style:style>
    <style:style style:name="T4" style:family="text">
      <style:text-properties fo:color="#000000" style:font-name="Arial" fo:font-size="14pt" officeooo:rsid="0014db05" fo:background-color="#80ffff" loext:char-shading-value="0" style:font-size-asian="14pt" style:font-size-complex="14pt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style:font-name="Arial" fo:font-size="14pt" officeooo:rsid="00121946" style:font-size-asian="14pt" style:font-size-complex="14pt"/>
    </style:style>
    <style:style style:name="T7" style:family="text">
      <style:text-properties style:font-name="Arial" fo:font-size="14pt" officeooo:rsid="0012c895" style:font-size-asian="14pt" style:font-size-complex="14pt"/>
    </style:style>
    <style:style style:name="T8" style:family="text">
      <style:text-properties style:font-name="Arial" fo:font-size="14pt" officeooo:rsid="00133703" style:font-size-asian="14pt" style:font-size-complex="14pt"/>
    </style:style>
    <style:style style:name="T9" style:family="text">
      <style:text-properties style:font-name="Arial" fo:font-size="14pt" officeooo:rsid="0014db05" style:font-size-asian="14pt" style:font-size-complex="14pt"/>
    </style:style>
    <style:style style:name="T10" style:family="text">
      <style:text-properties style:font-name="Arial" fo:font-size="14pt" officeooo:rsid="0014deda" style:font-size-asian="14pt" style:font-size-complex="14pt"/>
    </style:style>
    <style:style style:name="T11" style:family="text">
      <style:text-properties style:font-name="Arial1" fo:font-size="14pt" officeooo:rsid="0014deda" style:font-name-asian="Microsoft Sans Serif" style:font-size-asian="14pt" style:font-name-complex="Microsoft Sans Serif" style:font-size-complex="14pt"/>
    </style:style>
    <style:style style:name="Sect1" style:family="section">
      <style:section-properties fo:margin-left="0.635cm" fo:margin-right="1.864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2"><text:span text:style-name="CharStyle5"><text:span text:style-name="T5">JÚLIUS </text:span></text:span><text:span text:style-name="CharStyle5"><text:span text:style-name="T1">LEN</text:span></text:span><text:span text:style-name="CharStyle5"><text:span text:style-name="T5">KO</text:span></text:span></text:p>
        <text:h text:style-name="P7" text:outline-level="1"><text:bookmark-start text:name="bookmark0"/><text:span text:style-name="CharStyle7"><text:span text:style-name="T5">ÚRODNÝ KAMEŇ</text:span></text:span><text:bookmark-end text:name="bookmark0"/></text:h>
        <text:p text:style-name="P3"><text:span text:style-name="CharStyle4"><text:span text:style-name="T5"/></text:span></text:p>
        <text:p text:style-name="P4"><text:span text:style-name="CharStyle4"><text:span text:style-name="T6">I.</text:span></text:span></text:p>
        <text:p text:style-name="P4"><text:span text:style-name="CharStyle4"><text:span text:style-name="T6"/></text:span></text:p>
        <text:p text:style-name="P8"><text:span text:style-name="CharStyle12"><text:span text:style-name="T5">DRUHÁ MATKA</text:span></text:span></text:p>
        <text:p text:style-name="P10"><text:span text:style-name="CharStyle12"><text:span text:style-name="T5"/></text:span></text:p>
        <text:p text:style-name="P15"><text:span text:style-name="CharStyle12"><text:span text:style-name="T5">Zem uhrančivá tvár</text:span></text:span></text:p>
        <text:p text:style-name="P20"><text:span text:style-name="CharStyle12"><text:span text:style-name="T5">ty moja druhá matka</text:span></text:span></text:p>
        <text:p text:style-name="P20"><text:span text:style-name="CharStyle12"><text:span text:style-name="T5">jak v kŕčoch objímaš ma</text:span></text:span></text:p>
        <text:p text:style-name="P20"><text:span text:style-name="CharStyle12"><text:span text:style-name="T5">rukami hôr a brál</text:span></text:span></text:p>
        <text:p text:style-name="P13"><text:span text:style-name="CharStyle12"><text:span text:style-name="T5"/></text:span></text:p>
        <text:p text:style-name="P20"><text:span text:style-name="CharStyle12"><text:span text:style-name="T5">Len skala na skale</text:span></text:span></text:p>
        <text:p text:style-name="P20"><text:span text:style-name="CharStyle12"><text:span text:style-name="T5">chrasta a samá vráska</text:span></text:span></text:p>
        <text:p text:style-name="P20"><text:span text:style-name="CharStyle12"><text:span text:style-name="T5">— ja tvárou nemluvniatka</text:span></text:span></text:p>
        <text:p text:style-name="P20"><text:span text:style-name="CharStyle12"><text:span text:style-name="T5">chcem ťa neustále</text:span></text:span></text:p>
        <text:p text:style-name="P13"><text:span text:style-name="CharStyle12"><text:span text:style-name="T5"/></text:span></text:p>
        <text:p text:style-name="P20"><text:span text:style-name="CharStyle12"><text:span text:style-name="T5">A kdekoľvek sa hnem</text:span></text:span></text:p>
        <text:p text:style-name="P20"><text:span text:style-name="CharStyle12"><text:span text:style-name="T5">ako tieň pri mne ležíš</text:span></text:span></text:p>
        <text:p text:style-name="P20"><text:span text:style-name="CharStyle12"><text:span text:style-name="T5">svoju krv v moju cedíš</text:span></text:span></text:p>
        <text:p text:style-name="P20"><text:span text:style-name="CharStyle12"><text:span text:style-name="T5">plníš môj každý sen</text:span></text:span></text:p>
        <text:p text:style-name="P13"><text:span text:style-name="CharStyle12"><text:span text:style-name="T5"/></text:span></text:p>
        <text:p text:style-name="P20"><text:span text:style-name="CharStyle12"><text:span text:style-name="T5">Si nedočítaná</text:span></text:span></text:p>
        <text:p text:style-name="P20"><text:span text:style-name="CharStyle12"><text:span text:style-name="T5">kniha na mojom lone</text:span></text:span></text:p>
        <text:p text:style-name="P20"><text:span text:style-name="CharStyle12"><text:span text:style-name="T5">v bolesti písaná</text:span></text:span></text:p>
        <text:p text:style-name="P20"><text:span text:style-name="CharStyle12"><text:span text:style-name="T5">a pri lampáši vojen</text:span></text:span></text:p>
        <text:p text:style-name="P32"><text:span text:style-name="CharStyle14"><text:span text:style-name="T5"/></text:span></text:p>
        <text:p text:style-name="P15"><text:span text:style-name="CharStyle12"><text:span text:style-name="T5">A t</text:span></text:span><text:span text:style-name="CharStyle12"><text:span text:style-name="T7">ŕ</text:span></text:span><text:span text:style-name="CharStyle12"><text:span text:style-name="T5">pkou si</text:span></text:span></text:p>
        <text:p text:style-name="P20"><text:span text:style-name="CharStyle12"><text:span text:style-name="T5">najkrajším stromom jari</text:span></text:span></text:p>
        <text:p text:style-name="P20"><text:span text:style-name="CharStyle12"><text:span text:style-name="T5">dávaš krv mojej tvári</text:span></text:span></text:p>
        <text:p text:style-name="P20"><text:span text:style-name="CharStyle12"><text:span text:style-name="T5">ty živou vodou si</text:span></text:span></text:p>
        <text:p text:style-name="P13"><text:span text:style-name="CharStyle12"><text:span text:style-name="T5"/></text:span></text:p>
        <text:p text:style-name="P20"><text:span text:style-name="CharStyle12"><text:span text:style-name="T5">A zvonovinou</text:span></text:span></text:p>
        <text:p text:style-name="P20"><text:span text:style-name="CharStyle12"><text:span text:style-name="T5">z nej lejem svoje slová</text:span></text:span></text:p>
        <text:p text:style-name="P20"><text:soft-page-break/><text:span text:style-name="CharStyle12"><text:span text:style-name="T5">pod tvojou hlinou</text:span></text:span></text:p>
        <text:p text:style-name="P20"><text:span text:style-name="CharStyle12"><text:span text:style-name="T5">môj spev sa ozve znova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13"><text:span text:style-name="CharStyle12"><text:span text:style-name="T5">STÁLICA</text:span></text:span></text:p>
        <text:p text:style-name="P19"><text:span text:style-name="CharStyle12"><text:span text:style-name="T5"/></text:span></text:p>
        <text:p text:style-name="P25"><text:span text:style-name="CharStyle12"><text:span text:style-name="T5">Noc nie je to — predsa sú tam hviezdy</text:span></text:span></text:p>
        <text:p text:style-name="P29"><text:span text:style-name="CharStyle12"><text:span text:style-name="T5">kov nie je to — predsa znie jak zvon</text:span></text:span></text:p>
        <text:p text:style-name="P29"><text:span text:style-name="CharStyle12"><text:span text:style-name="T5">cit nie je to — predsa je to láska</text:span></text:span></text:p>
        <text:p text:style-name="P29"><text:span text:style-name="CharStyle12"><text:span text:style-name="T5">na troskách ničôt hlasné slovo </text:span></text:span><text:span text:style-name="CharStyle12"><text:span text:style-name="T1">som</text:span></text:span></text:p>
        <text:p text:style-name="P29"><text:span text:style-name="CharStyle12"><text:span text:style-name="T1"/></text:span></text:p>
        <text:p text:style-name="P24"><text:span text:style-name="CharStyle12"><text:span text:style-name="T5">Krv nie je to — predsa je to život</text:span></text:span></text:p>
        <text:p text:style-name="P9"><text:span text:style-name="CharStyle12"><text:span text:style-name="T5">vták nie je to </text:span></text:span><text:span text:style-name="CharStyle12"><text:span text:style-name="T1">—</text:span></text:span><text:span text:style-name="CharStyle12"><text:span text:style-name="T5"> predsa rodí spev</text:span></text:span></text:p>
        <text:p text:style-name="P11"><text:span text:style-name="CharStyle12"><text:span text:style-name="T5">plač nie je to — predsa vzlyká clivo</text:span></text:span></text:p>
        <text:p text:style-name="P11"><text:span text:style-name="CharStyle12"><text:span text:style-name="T5">a opäť tryská ako pieseň z ciev</text:span></text:span></text:p>
        <text:p text:style-name="P24"><text:span text:style-name="CharStyle12"><text:span text:style-name="T5"/></text:span></text:p>
        <text:p text:style-name="P29"><text:span text:style-name="CharStyle12"><text:span text:style-name="T5">Jak vlny mora prelieva sa v nás</text:span></text:span></text:p>
        <text:p text:style-name="P29"><text:span text:style-name="CharStyle12"><text:span text:style-name="T5">a my sme v nej jak zlato v horninách</text:span></text:span></text:p>
        <text:p text:style-name="P24"><text:span text:style-name="CharStyle12"><text:span text:style-name="T5"/></text:span></text:p>
        <text:p text:style-name="P29"><text:span text:style-name="CharStyle12"><text:span text:style-name="T5">Ako pás pravdy v rokoch lží sa belie</text:span></text:span></text:p>
        <text:p text:style-name="P29"><text:span text:style-name="CharStyle12"><text:span text:style-name="T5">mäkkosťou slamy v na</text:span></text:span><text:span text:style-name="CharStyle12"><text:span text:style-name="T1">š</text:span></text:span><text:span text:style-name="CharStyle12"><text:span text:style-name="T5">e sny sa stelie</text:span></text:span></text:p>
        <text:p text:style-name="P29"><text:span text:style-name="CharStyle12"><text:span text:style-name="T5">kto sa jej sverí nikdy neoželie</text:span></text:span></text:p>
        <text:p text:style-name="P24"><text:span text:style-name="CharStyle12"><text:span text:style-name="T5"/></text:span></text:p>
        <text:p text:style-name="P29"><text:span text:style-name="CharStyle12"><text:span text:style-name="T5">Skaly a skaly brady spiacich obrov</text:span></text:span></text:p>
        <text:p text:style-name="P29"><text:span text:style-name="CharStyle12"><text:span text:style-name="T5">obrusy lúk na stoloch chudoby</text:span></text:span></text:p>
        <text:p text:style-name="P29"><text:span text:style-name="CharStyle12"><text:span text:style-name="T5">márnivé diaľky rovín</text:span></text:span></text:p>
        <text:p text:style-name="P24"><text:span text:style-name="CharStyle12"><text:span text:style-name="T5"/></text:span></text:p>
        <text:p text:style-name="P28"><text:span text:style-name="CharStyle12"><text:span text:style-name="T5">Zem</text:span></text:span></text:p>
        <text:p text:style-name="P25"><text:span text:style-name="CharStyle12"><text:span text:style-name="T5">dúha v daždi gúľ</text:span></text:span></text:p>
        <text:p text:style-name="P29"><text:span text:style-name="CharStyle12"><text:span text:style-name="T5">a láskou slovo zrosené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8"><text:span text:style-name="CharStyle12"><text:span text:style-name="T5">KÝM ZRNO V KLAS SA PREMENÍ</text:span></text:span></text:p>
        <text:p text:style-name="P13"><text:span text:style-name="CharStyle12"><text:span text:style-name="T5"/></text:span></text:p>
        <text:p text:style-name="P20"><text:soft-page-break/><text:span text:style-name="CharStyle12"><text:span text:style-name="T5">Kým zrno v klas sa premení</text:span></text:span></text:p>
        <text:p text:style-name="P20"><text:span text:style-name="CharStyle12"><text:span text:style-name="T5">tisíc ráz na nebo pozrú hospodári</text:span></text:span></text:p>
        <text:p text:style-name="P20"><text:span text:style-name="CharStyle12"><text:span text:style-name="T5">a ako matka denne p</text:span></text:span><text:span text:style-name="CharStyle12"><text:span text:style-name="T1">revíjaj</text:span></text:span><text:span text:style-name="CharStyle12"><text:span text:style-name="T5">ú</text:span></text:span></text:p>
        <text:p text:style-name="P20"><text:span text:style-name="CharStyle12"><text:span text:style-name="T5">roľu </text:span></text:span><text:span text:style-name="CharStyle12"><text:span text:style-name="T1">č</text:span></text:span><text:span text:style-name="CharStyle12"><text:span text:style-name="T5">o ešte bezvládna je v plienkach</text:span></text:span></text:p>
        <text:p text:style-name="P13"><text:span text:style-name="CharStyle12"><text:span text:style-name="T5"/></text:span></text:p>
        <text:p text:style-name="P20"><text:span text:style-name="CharStyle12"><text:span text:style-name="T5">Však najprv treba fosfát prach a vápno</text:span></text:span></text:p>
        <text:p text:style-name="P20"><text:span text:style-name="CharStyle12"><text:span text:style-name="T5">a to je dlhá plavba od Afriky</text:span></text:span></text:p>
        <text:p text:style-name="P20"><text:span text:style-name="CharStyle12"><text:span text:style-name="T5">a potom mnoho dlhých poklôn zemi</text:span></text:span></text:p>
        <text:p text:style-name="P20"><text:span text:style-name="CharStyle12"><text:span text:style-name="T5">ískanie v hrudách a hubenie škodcov</text:span></text:span></text:p>
        <text:p text:style-name="P13"><text:span text:style-name="CharStyle12"><text:span text:style-name="T5"/></text:span></text:p>
        <text:p text:style-name="P20"><text:span text:style-name="CharStyle12"><text:span text:style-name="T5">Cesta do poľa zpät a uzol noci</text:span></text:span></text:p>
        <text:p text:style-name="P20"><text:span text:style-name="CharStyle12"><text:span text:style-name="T5">ako keď panna stužkou zdobí družbu</text:span></text:span></text:p>
        <text:p text:style-name="P20"><text:span text:style-name="CharStyle12"><text:span text:style-name="T5">červenou stuhou ktorú črtá srdce</text:span></text:span></text:p>
        <text:p text:style-name="P20"><text:span text:style-name="CharStyle12"><text:span text:style-name="T5">keď de</text:span></text:span><text:span text:style-name="CharStyle12"><text:span text:style-name="T7">nn</text:span></text:span><text:span text:style-name="CharStyle12"><text:span text:style-name="T5">e bije na cezpoľných cestách</text:span></text:span></text:p>
        <text:p text:style-name="P13"><text:span text:style-name="CharStyle12"><text:span text:style-name="T5"/></text:span></text:p>
        <text:p text:style-name="P20"><text:span text:style-name="CharStyle12"><text:span text:style-name="T5">Kým zrno v klas sa premení</text:span></text:span></text:p>
        <text:p text:style-name="P20"><text:span text:style-name="CharStyle12"><text:span text:style-name="T5">tisíckrát prejde búrka hroziac päsťou</text:span></text:span></text:p>
        <text:p text:style-name="P20"><text:span text:style-name="CharStyle12"><text:span text:style-name="T5">a práve toľko ráz jak ruka hladí</text:span></text:span></text:p>
        <text:p text:style-name="P20"><text:span text:style-name="CharStyle12"><text:span text:style-name="T5">zlatisté steblá vlniace sa strá</text:span></text:span><text:span text:style-name="CharStyle12"><text:span text:style-name="T7">ň</text:span></text:span><text:span text:style-name="CharStyle12"><text:span text:style-name="T5">ou</text:span></text:span></text:p>
        <text:p text:style-name="P32"><text:span text:style-name="CharStyle14"><text:span text:style-name="T5"/></text:span></text:p>
        <text:p text:style-name="P15"><text:span text:style-name="CharStyle12"><text:span text:style-name="T5">A to sú sviatky šumiace jak hate</text:span></text:span></text:p>
        <text:p text:style-name="P20"><text:span text:style-name="CharStyle12"><text:span text:style-name="T5">so svetlom slnka ktoré vonia chlebom</text:span></text:span></text:p>
        <text:p text:style-name="P20"><text:span text:style-name="CharStyle12"><text:span text:style-name="T5">keď v tváre stolov husto obsadených</text:span></text:span></text:p>
        <text:p text:style-name="P20"><text:span text:style-name="CharStyle12"><text:span text:style-name="T5">blíži sa chotár do chalúp a dvorov</text:span></text:span></text:p>
        <text:p text:style-name="P13"><text:span text:style-name="CharStyle12"><text:span text:style-name="T5"/></text:span></text:p>
        <text:p text:style-name="P20"><text:span text:style-name="CharStyle12"><text:span text:style-name="T5">Jak plavec rezko vystupuje z vody</text:span></text:span></text:p>
        <text:p text:style-name="P20"><text:span text:style-name="CharStyle12"><text:span text:style-name="T5">a s pliec mu steká zlato znoj a úsmev</text:span></text:span></text:p>
        <text:p text:style-name="P20"><text:span text:style-name="CharStyle12"><text:span text:style-name="T5">jak prestieradlo rozkladá sa na kraj</text:span></text:span></text:p>
        <text:p text:style-name="P20"><text:span text:style-name="CharStyle12"><text:span text:style-name="T5">— hodiny hostín bijú s blízkej veže</text:span></text:span></text:p>
        <text:p text:style-name="P13"><text:span text:style-name="CharStyle12"><text:span text:style-name="T5"/></text:span></text:p>
        <text:p text:style-name="P20"><text:span text:style-name="CharStyle12"><text:span text:style-name="T5">Na vďaku dlaniam a odmenu nociam</text:span></text:span></text:p>
        <text:p text:style-name="P20"><text:span text:style-name="CharStyle12"><text:span text:style-name="T5">ktoré belhaly zväčša nedospaté</text:span></text:span></text:p>
        <text:p text:style-name="P20"><text:span text:style-name="CharStyle12"><text:span text:style-name="T5">jak snáška iskier družiacich sa v plameň</text:span></text:span></text:p>
        <text:p text:style-name="P20"><text:soft-page-break/><text:span text:style-name="CharStyle12"><text:span text:style-name="T5">sú slová vďaky pre vás roľníci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13"><text:span text:style-name="CharStyle12"><text:span text:style-name="T5">BÍREŠSKÁ SPOMIENKA</text:span></text:span></text:p>
        <text:p text:style-name="P13"><text:span text:style-name="CharStyle12"><text:span text:style-name="T5"/></text:span></text:p>
        <text:p text:style-name="P20"><text:span text:style-name="CharStyle12"><text:span text:style-name="T5">Bírešské noci — tenké ako nitky</text:span></text:span></text:p>
        <text:p text:style-name="P20"><text:span text:style-name="CharStyle12"><text:span text:style-name="T5">nevmestilo sa v nich unavené telo</text:span></text:span></text:p>
        <text:p text:style-name="P20"><text:span text:style-name="CharStyle12"><text:span text:style-name="T5">hlava vyčnievala k večernému </text:span></text:span><text:span text:style-name="CharStyle12"><text:span text:style-name="T2">j</text:span></text:span><text:span text:style-name="CharStyle12"><text:span text:style-name="T5">asu</text:span></text:span></text:p>
        <text:p text:style-name="P20"><text:span text:style-name="CharStyle12"><text:span text:style-name="T5">a nohy siahaly už k raňajším zorám</text:span></text:span></text:p>
        <text:p text:style-name="P13"><text:span text:style-name="CharStyle12"><text:span text:style-name="T5"/></text:span></text:p>
        <text:p text:style-name="P20"><text:span text:style-name="CharStyle12"><text:span text:style-name="T5">Na dlaniach bolo mozoľov</text:span></text:span></text:p>
        <text:p text:style-name="P20"><text:span text:style-name="CharStyle12"><text:span text:style-name="T5">ako veľké mravenisko hviezd</text:span></text:span></text:p>
        <text:p text:style-name="P20"><text:span text:style-name="CharStyle12"><text:span text:style-name="T5">len srdce ako luna blúdilo</text:span></text:span></text:p>
        <text:p text:style-name="P20"><text:span text:style-name="CharStyle12"><text:span text:style-name="T5">v tom čudnom nebi skál a utrpenia</text:span></text:span></text:p>
        <text:p text:style-name="P13"><text:span text:style-name="CharStyle12"><text:span text:style-name="T5"/></text:span></text:p>
        <text:p text:style-name="P20"><text:span text:style-name="CharStyle12"><text:span text:style-name="T5">A hoci ret bol samý hvizd a spev</text:span></text:span></text:p>
        <text:p text:style-name="P20"><text:span text:style-name="CharStyle12"><text:span text:style-name="T5">hoci krv vrela ako žriedlo</text:span></text:span></text:p>
        <text:p text:style-name="P20"><text:span text:style-name="CharStyle12"><text:span text:style-name="T5">predsa sa v studni žitia plodily</text:span></text:span></text:p>
        <text:p text:style-name="P20"><text:span text:style-name="CharStyle12"><text:span text:style-name="T5">riasy chorôb sĺz a vzdoru</text:span></text:span></text:p>
        <text:p text:style-name="P13"><text:span text:style-name="CharStyle12"><text:span text:style-name="T5"/></text:span></text:p>
        <text:p text:style-name="P20"><text:span text:style-name="CharStyle12"><text:span text:style-name="T5">Že maľovaný krčah života</text:span></text:span></text:p>
        <text:p text:style-name="P20"><text:span text:style-name="CharStyle12"><text:span text:style-name="T5">tak krásny v žilnatých dlaniach</text:span></text:span></text:p>
        <text:p text:style-name="P20"><text:span text:style-name="CharStyle12"><text:span text:style-name="T5">dáva len teplú vodu — nápoj slabých</text:span></text:span></text:p>
        <text:p text:style-name="P20"><text:span text:style-name="CharStyle12"><text:span text:style-name="T5">kým drahé vína popíja</text:span></text:span></text:p>
        <text:p text:style-name="P32"><text:span text:style-name="CharStyle14"><text:span text:style-name="T5"/></text:span></text:p>
        <text:p text:style-name="P15"><text:span text:style-name="CharStyle12"><text:span text:style-name="T5">Tučný </text:span></text:span><text:span text:style-name="CharStyle12"><text:span text:style-name="T1">re</text:span></text:span><text:span text:style-name="CharStyle12"><text:span text:style-name="T5">t prirastený ku pažravým ústam</text:span></text:span></text:p>
        <text:p text:style-name="P20"><text:span text:style-name="CharStyle12"><text:span text:style-name="T5">a vodí v hárem smilných snov</text:span></text:span></text:p>
        <text:p text:style-name="P20"><text:span text:style-name="CharStyle12"><text:span text:style-name="T5">že z nášho potu dužie veža zlata</text:span></text:span></text:p>
        <text:p text:style-name="P20"><text:span text:style-name="CharStyle12"><text:span text:style-name="T5">tým ktorí vnivoč obracajú svet</text:span></text:span></text:p>
        <text:p text:style-name="P13"><text:span text:style-name="CharStyle12"><text:span text:style-name="T5"/></text:span></text:p>
        <text:p text:style-name="P20"><text:span text:style-name="CharStyle12"><text:span text:style-name="T5">Tie noci tenké ako nitky</text:span></text:span></text:p>
        <text:p text:style-name="P20"><text:span text:style-name="CharStyle12"><text:span text:style-name="T5">utkaly hrozný rubáš hnevu</text:span></text:span></text:p>
        <text:p text:style-name="P20"><text:span text:style-name="CharStyle12"><text:span text:style-name="T5">doň zahalení vydáme sa</text:span></text:span></text:p>
        <text:p text:style-name="P20"><text:span text:style-name="CharStyle12"><text:span text:style-name="T5">po poľných cestách ako karneval</text:span></text:span></text:p>
        <text:p text:style-name="P13"><text:soft-page-break/><text:span text:style-name="CharStyle12"><text:span text:style-name="T5"/></text:span></text:p>
        <text:p text:style-name="P20"><text:span text:style-name="CharStyle12"><text:span text:style-name="T5">Kde sú tie gáže tie žobrácke mince</text:span></text:span></text:p>
        <text:p text:style-name="P20"><text:span text:style-name="CharStyle12"><text:span text:style-name="T5">za všetky brázdy steblá klasy</text:span></text:span></text:p>
        <text:p text:style-name="P20"><text:span text:style-name="CharStyle12"><text:span text:style-name="T5">na holých dlaniach spávali sme</text:span></text:span></text:p>
        <text:p text:style-name="P20"><text:span text:style-name="CharStyle12"><text:span text:style-name="T5">z tučných brázd len s</text:span></text:span><text:span text:style-name="CharStyle12"><text:span text:style-name="T1">ĺ</text:span></text:span><text:span text:style-name="CharStyle12"><text:span text:style-name="T5">z nažali sme</text:span></text:span></text:p>
        <text:p text:style-name="P13"><text:span text:style-name="CharStyle12"><text:span text:style-name="T5"/></text:span></text:p>
        <text:p text:style-name="P20"><text:span text:style-name="CharStyle12"><text:span text:style-name="T5">Dokedy ešte má byť noša biedy</text:span></text:span></text:p>
        <text:p text:style-name="P20"><text:span text:style-name="CharStyle12"><text:span text:style-name="T5">výplatou za vyťatý les síl</text:span></text:span></text:p>
        <text:p text:style-name="P20"><text:span text:style-name="CharStyle12"><text:span text:style-name="T5">dokedy ešte bezvládnych</text:span></text:span></text:p>
        <text:p text:style-name="P20"><text:span text:style-name="CharStyle12"><text:span text:style-name="T5">má nás požierať kapsa bánk</text:span></text:span></text:p>
        <text:p text:style-name="P13"><text:span text:style-name="CharStyle12"><text:span text:style-name="T5"/></text:span></text:p>
        <text:p text:style-name="P19"><text:span text:style-name="CharStyle12"><text:span text:style-name="T5">Hor sa roboti lúk a rolí</text:span></text:span></text:p>
        <text:p text:style-name="P15"><text:span text:style-name="CharStyle12"><text:span text:style-name="T5">nech zem je nie mincovňou pánov</text:span></text:span></text:p>
        <text:p text:style-name="P20"><text:span text:style-name="CharStyle12"><text:span text:style-name="T5">lež z našich rúk čo kníšu sa jak les</text:span></text:span></text:p>
        <text:p text:style-name="P20"><text:span text:style-name="CharStyle12"><text:span text:style-name="T5">nech sbije sa srub pre čas nový</text:span></text:span></text:p>
        <text:p text:style-name="P34"><text:span text:style-name="CharStyle17"><text:span text:style-name="T5"/></text:span></text:p>
        <text:p text:style-name="P35"><text:span text:style-name="CharStyle17"><text:span text:style-name="T5"/></text:span></text:p>
        <text:p text:style-name="P24"><text:span text:style-name="CharStyle12"><text:span text:style-name="T5">DIELO</text:span></text:span></text:p>
        <text:p text:style-name="P13"><text:span text:style-name="CharStyle12"><text:span text:style-name="T5"/></text:span></text:p>
        <text:p text:style-name="P20"><text:span text:style-name="CharStyle12"><text:span text:style-name="T5">Ak ruky nesta</text:span></text:span><text:span text:style-name="CharStyle12"><text:span text:style-name="T1">č</text:span></text:span><text:span text:style-name="CharStyle12"><text:span text:style-name="T5">ily</text:span></text:span></text:p>
        <text:p text:style-name="P20"><text:span text:style-name="CharStyle12"><text:span text:style-name="T1">č</text:span></text:span><text:span text:style-name="CharStyle12"><text:span text:style-name="T5">o srdce chcelo</text:span></text:span></text:p>
        <text:p text:style-name="P20"><text:span text:style-name="CharStyle12"><text:span text:style-name="T5">nesmúť — čas vždy má sily</text:span></text:span></text:p>
        <text:p text:style-name="P20"><text:span text:style-name="CharStyle12"><text:span text:style-name="T5">dokončiť dielo</text:span></text:span></text:p>
        <text:p text:style-name="P13"><text:span text:style-name="CharStyle12"><text:span text:style-name="T5"/></text:span></text:p>
        <text:p text:style-name="P20"><text:span text:style-name="CharStyle12"><text:span text:style-name="T5">Slzami pole zrosí</text:span></text:span></text:p>
        <text:p text:style-name="P20"><text:span text:style-name="CharStyle12"><text:span text:style-name="T5">a zrno vzíde</text:span></text:span></text:p>
        <text:p text:style-name="P20"><text:span text:style-name="CharStyle12"><text:span text:style-name="T5">a ruka steblá skosí</text:span></text:span></text:p>
        <text:p text:style-name="P20"><text:span text:style-name="CharStyle12"><text:span text:style-name="T5">a budú kríže</text:span></text:span></text:p>
        <text:p text:style-name="P13"><text:span text:style-name="CharStyle12"><text:span text:style-name="T5"/></text:span></text:p>
        <text:p text:style-name="P20"><text:span text:style-name="CharStyle12"><text:span text:style-name="T5">Potom si na prázdnotu</text:span></text:span></text:p>
        <text:p text:style-name="P20"><text:span text:style-name="CharStyle12"><text:span text:style-name="T5">ustelie mráz</text:span></text:span></text:p>
        <text:p text:style-name="P20"><text:span text:style-name="CharStyle12"><text:span text:style-name="T5">zmenia sa kvapky potu</text:span></text:span></text:p>
        <text:p text:style-name="P20"><text:span text:style-name="CharStyle12"><text:span text:style-name="T5">na úsmev v nás</text:span></text:span></text:p>
        <text:p text:style-name="P32"><text:span text:style-name="CharStyle14"><text:span text:style-name="T5"/></text:span></text:p>
        <text:p text:style-name="P33"><text:soft-page-break/><text:span text:style-name="CharStyle14"><text:span text:style-name="T5"/></text:span></text:p>
        <text:p text:style-name="P24"><text:span text:style-name="CharStyle12"><text:span text:style-name="T5">MYŠLIENKA</text:span></text:span></text:p>
        <text:p text:style-name="P13"><text:span text:style-name="CharStyle12"><text:span text:style-name="T5"/></text:span></text:p>
        <text:p text:style-name="P20"><text:span text:style-name="CharStyle12"><text:span text:style-name="T5">To čelo nikdy nepoznalo kľudu</text:span></text:span></text:p>
        <text:p text:style-name="P20"><text:span text:style-name="CharStyle12"><text:span text:style-name="T5">preto je také zvrásnené</text:span></text:span></text:p>
        <text:p text:style-name="P20"><text:span text:style-name="CharStyle12"><text:span text:style-name="T5">jak miniatúra zvlneného mora</text:span></text:span></text:p>
        <text:p text:style-name="P20"><text:span text:style-name="CharStyle12"><text:span text:style-name="T5">jak hlas čo večne žije v ozvene</text:span></text:span></text:p>
        <text:p text:style-name="P13"><text:span text:style-name="CharStyle12"><text:span text:style-name="T5"/></text:span></text:p>
        <text:p text:style-name="P20"><text:span text:style-name="CharStyle12"><text:span text:style-name="T5">Myšlienky mračná kopia sa a letia</text:span></text:span></text:p>
        <text:p text:style-name="P20"><text:span text:style-name="CharStyle12"><text:span text:style-name="T5">vesmírom ktorý horí</text:span></text:span></text:p>
        <text:p text:style-name="P20"><text:span text:style-name="CharStyle12"><text:span text:style-name="T5">tam v lebke v bydle mozgu mocne svietia</text:span></text:span></text:p>
        <text:p text:style-name="P20"><text:span text:style-name="CharStyle12"><text:span text:style-name="T5">siahajú nad obzory</text:span></text:span></text:p>
        <text:p text:style-name="P13"><text:span text:style-name="CharStyle12"><text:span text:style-name="T5"/></text:span></text:p>
        <text:p text:style-name="P20"><text:span text:style-name="CharStyle12"><text:span text:style-name="T5">To čelo nikdy nepoznalo spánku</text:span></text:span></text:p>
        <text:p text:style-name="P20"><text:span text:style-name="CharStyle12"><text:span text:style-name="T5">ťažké nad stolom v dlaniach</text:span></text:span></text:p>
        <text:p text:style-name="P20"><text:span text:style-name="CharStyle12"><text:span text:style-name="T5">ako ten tvor čo stále krm svoj žvýka</text:span></text:span></text:p>
        <text:p text:style-name="P20"><text:span text:style-name="CharStyle12"><text:span text:style-name="T5">tak myslí myslí v tichu bez prestania</text:span></text:span></text:p>
        <text:p text:style-name="P13"><text:span text:style-name="CharStyle12"><text:span text:style-name="T5"/></text:span></text:p>
        <text:p text:style-name="P20"><text:span text:style-name="CharStyle12"><text:span text:style-name="T5">To tiché skromné čelo bez záha</text:span></text:span><text:span text:style-name="CharStyle12"><text:span text:style-name="T2">ľ</text:span></text:span><text:span text:style-name="CharStyle12"><text:span text:style-name="T5">ky</text:span></text:span></text:p>
        <text:p text:style-name="P20"><text:span text:style-name="CharStyle12"><text:span text:style-name="T5">tá drahocenná ozdoba</text:span></text:span></text:p>
        <text:p text:style-name="P15"><text:span text:style-name="CharStyle12"><text:span text:style-name="T5">je reflektorom poznajúcim diaľky</text:span></text:span></text:p>
        <text:p text:style-name="P20"><text:span text:style-name="CharStyle12"><text:span text:style-name="T5">ak zablúdi krok národa</text:span></text:span></text:p>
        <text:p text:style-name="P32"><text:span text:style-name="CharStyle19"><text:span text:style-name="T5"/></text:span></text:p>
        <text:p text:style-name="P33"><text:span text:style-name="CharStyle19"><text:span text:style-name="T5"/></text:span></text:p>
        <text:p text:style-name="P13"><text:span text:style-name="CharStyle12"><text:span text:style-name="T5">ZA FRANTIŠKOM HALASOM</text:span></text:span></text:p>
        <text:p text:style-name="P34"><text:span text:style-name="CharStyle20"><text:span text:style-name="T5"/></text:span></text:p>
        <text:p text:style-name="P35"><text:span text:style-name="CharStyle20"><text:span text:style-name="T5">30. októbra </text:span></text:span><text:span text:style-name="CharStyle16"><text:span text:style-name="T1">19</text:span></text:span><text:span text:style-name="CharStyle16"><text:span text:style-name="T5">49</text:span></text:span></text:p>
        <text:p text:style-name="P13"><text:span text:style-name="CharStyle12"><text:span text:style-name="T5"/></text:span></text:p>
        <text:p text:style-name="P20"><text:span text:style-name="CharStyle12"><text:span text:style-name="T5">Tvoja smrť v Orku rastie už jak ker </text:span></text:span><text:span text:style-name="CharStyle12"><text:span text:style-name="T1">—</text:span></text:span></text:p>
        <text:p text:style-name="P20"><text:span text:style-name="CharStyle12"><text:span text:style-name="T5">tam na jej tmavé konáre</text:span></text:span></text:p>
        <text:p text:style-name="P20"><text:span text:style-name="CharStyle12"><text:span text:style-name="T5">sadol si vták a spieva tklivý verš</text:span></text:span></text:p>
        <text:p text:style-name="P20"><text:span text:style-name="CharStyle12"><text:span text:style-name="T5">z Tvojho Lad</text:span></text:span><text:span text:style-name="CharStyle12"><text:span text:style-name="T7">ě</text:span></text:span><text:span text:style-name="CharStyle12"><text:span text:style-name="T5">ní</text:span></text:span></text:p>
        <text:p text:style-name="P20"><text:span text:style-name="CharStyle12"><text:span text:style-name="T5">z Tvojho Doko</text:span></text:span><text:span text:style-name="CharStyle12"><text:span text:style-name="T7">ř</text:span></text:span><text:span text:style-name="CharStyle12"><text:span text:style-name="T5">án</text:span></text:span></text:p>
        <text:p text:style-name="P13"><text:span text:style-name="CharStyle12"><text:span text:style-name="T5"/></text:span></text:p>
        <text:p text:style-name="P20"><text:soft-page-break/><text:span text:style-name="CharStyle12"><text:span text:style-name="T5">Ako by slnce opustilo zem</text:span></text:span></text:p>
        <text:p text:style-name="P20"><text:span text:style-name="CharStyle12"><text:span text:style-name="T5">tak osirel</text:span></text:span><text:span text:style-name="CharStyle12"><text:span text:style-name="T2">y</text:span></text:span><text:span text:style-name="CharStyle12"><text:span text:style-name="T5"> slová</text:span></text:span></text:p>
        <text:p text:style-name="P20"><text:span text:style-name="CharStyle12"><text:span text:style-name="T5">však ako neón žiariť bude z tiem</text:span></text:span></text:p>
        <text:p text:style-name="P20"><text:span text:style-name="CharStyle12"><text:span text:style-name="T5">znova a znova</text:span></text:span></text:p>
        <text:p text:style-name="P24"><text:span text:style-name="CharStyle12"><text:span text:style-name="T5"/></text:span></text:p>
        <text:p text:style-name="P28"><text:span text:style-name="CharStyle12"><text:span text:style-name="T5">František Halas</text:span></text:span></text:p>
        <text:p text:style-name="P13"><text:span text:style-name="CharStyle12"><text:span text:style-name="T5"/></text:span></text:p>
        <text:p text:style-name="P20"><text:span text:style-name="CharStyle12"><text:span text:style-name="T5">Tvoj čln už vlní tiché vody Lethe</text:span></text:span></text:p>
        <text:p text:style-name="P20"><text:span text:style-name="CharStyle12"><text:span text:style-name="T5">avšak pe</text:span></text:span><text:span text:style-name="CharStyle12"><text:span text:style-name="T1">rej</text:span></text:span><text:span text:style-name="CharStyle12"><text:span text:style-name="T5">e Tvojich sl</text:span></text:span><text:span text:style-name="CharStyle12"><text:span text:style-name="T1">ô</text:span></text:span><text:span text:style-name="CharStyle12"><text:span text:style-name="T5">k</text:span></text:span></text:p>
        <text:p text:style-name="P20"><text:span text:style-name="CharStyle12"><text:span text:style-name="T5">hučia v nás v tomto večne živom svete</text:span></text:span></text:p>
        <text:p text:style-name="P20"><text:span text:style-name="CharStyle12"><text:span text:style-name="T5">a napružuj</text:span></text:span><text:span text:style-name="CharStyle12"><text:span text:style-name="T1">ú</text:span></text:span><text:span text:style-name="CharStyle12"><text:span text:style-name="T5"> krok</text:span></text:span></text:p>
        <text:p text:style-name="P13"><text:span text:style-name="CharStyle12"><text:span text:style-name="T5"/></text:span></text:p>
        <text:p text:style-name="P20"><text:span text:style-name="CharStyle12"><text:span text:style-name="T5">Za novou jasnou hviezdou trblietavou</text:span></text:span></text:p>
        <text:p text:style-name="P20"><text:span text:style-name="CharStyle12"><text:span text:style-name="T5">čo neprestáva lákať</text:span></text:span></text:p>
        <text:p text:style-name="P15"><text:span text:style-name="CharStyle12"><text:span text:style-name="T5">k nej so vzdorom a s pozdvihnutou hlavou</text:span></text:span></text:p>
        <text:p text:style-name="P20"><text:span text:style-name="CharStyle12"><text:span text:style-name="T5">i keď sa dnes chce plakať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13"><text:span text:style-name="CharStyle12"><text:span text:style-name="T1">VAV</text:span></text:span><text:span text:style-name="CharStyle12"><text:span text:style-name="T5">RÍ</text:span></text:span><text:span text:style-name="CharStyle12"><text:span text:style-name="T1">NY</text:span></text:span></text:p>
        <text:p text:style-name="P19"><text:span text:style-name="CharStyle12"><text:span text:style-name="T1"/></text:span></text:p>
        <text:p text:style-name="P34"><text:span text:style-name="CharStyle16"><text:span text:style-name="T1">Na</text:span></text:span><text:span text:style-name="CharStyle16"><text:span text:style-name="T5"> st</text:span></text:span><text:span text:style-name="CharStyle16"><text:span text:style-name="T2">é</text:span></text:span><text:span text:style-name="CharStyle16"><text:span text:style-name="T5"> výročie májovej manifestácie v Lipt. Sv. Mikuláši r</text:span></text:span><text:span text:style-name="CharStyle16"><text:span text:style-name="T1">.</text:span></text:span><text:span text:style-name="CharStyle16"><text:span text:style-name="T5"> 1848</text:span></text:span></text:p>
        <text:p text:style-name="P13"><text:span text:style-name="CharStyle12"><text:span text:style-name="T5"/></text:span></text:p>
        <text:p text:style-name="P20"><text:span text:style-name="CharStyle12"><text:span text:style-name="T5">Dobre ste to robili, Štúr, Hurban a Hodža </text:span></text:span><text:span text:style-name="CharStyle12"><text:span text:style-name="T1">—</text:span></text:span></text:p>
        <text:p text:style-name="P20"><text:span text:style-name="CharStyle12"><text:span text:style-name="T5">ten národ vás bol hoden a chce byť i dnes.</text:span></text:span></text:p>
        <text:p text:style-name="P15"><text:span text:style-name="CharStyle12"><text:span text:style-name="T5">A ako ste vy hmatali v tmách kľučku na bráne slobody,</text:span></text:span></text:p>
        <text:p text:style-name="P20"><text:span text:style-name="CharStyle12"><text:span text:style-name="T5">tak my chceme uzamknúť vchod do minulosti,</text:span></text:span></text:p>
        <text:p text:style-name="P20"><text:span text:style-name="CharStyle12"><text:span text:style-name="T5">z ktorej ste nás vykúpili.</text:span></text:span></text:p>
        <text:p text:style-name="P25"><text:span text:style-name="CharStyle12"><text:span text:style-name="T5">Nikdy</text:span></text:span></text:p>
        <text:p text:style-name="P29"><text:span text:style-name="CharStyle12"><text:span text:style-name="T5">by nebola slyšala hrmenie Tatra,</text:span></text:span></text:p>
        <text:p text:style-name="P29"><text:span text:style-name="CharStyle12"><text:span text:style-name="T5">nebyť bleskov, vyš</text:span></text:span><text:span text:style-name="CharStyle12"><text:span text:style-name="T1">ľ</text:span></text:span><text:span text:style-name="CharStyle12"><text:span text:style-name="T5">ahlých z vašej krvi.</text:span></text:span></text:p>
        <text:p text:style-name="P25"><text:span text:style-name="CharStyle12"><text:span text:style-name="T5">Nikdy</text:span></text:span></text:p>
        <text:p text:style-name="P29"><text:span text:style-name="CharStyle12"><text:span text:style-name="T5">by nebol vprúdil vzduch a zabil pleseň v chalupách,</text:span></text:span></text:p>
        <text:p text:style-name="P29"><text:span text:style-name="CharStyle12"><text:span text:style-name="T5">nebyť vašich otvárajúcich rúk.</text:span></text:span></text:p>
        <text:p text:style-name="P15"><text:span text:style-name="CharStyle12"><text:span text:style-name="T5">Vy, ktorí ste boli samý duch a sen,</text:span></text:span></text:p>
        <text:p text:style-name="P20"><text:soft-page-break/><text:span text:style-name="CharStyle12"><text:span text:style-name="T5">vy rojčiv</text:span></text:span><text:span text:style-name="CharStyle12"><text:span text:style-name="T1">é</text:span></text:span><text:span text:style-name="CharStyle12"><text:span text:style-name="T5"> deti vidín,</text:span></text:span></text:p>
        <text:p text:style-name="P20"><text:span text:style-name="CharStyle12"><text:span text:style-name="T5">dali ste nám najreálnejšiu pravdu,</text:span></text:span></text:p>
        <text:p text:style-name="P20"><text:span text:style-name="CharStyle12"><text:span text:style-name="T5">ktorou je život sám.</text:span></text:span></text:p>
        <text:p text:style-name="P25"><text:span text:style-name="CharStyle12"><text:span text:style-name="T5">Horí ešte, horí</text:span></text:span></text:p>
        <text:p text:style-name="P29"><text:span text:style-name="CharStyle12"><text:span text:style-name="T5">ten čudný plameň i v nás,</text:span></text:span></text:p>
        <text:p text:style-name="P29"><text:span text:style-name="CharStyle12"><text:span text:style-name="T5">ten oheň, ktorý ste niesli dolu Mikulášom —</text:span></text:span></text:p>
        <text:p text:style-name="P29"><text:span text:style-name="CharStyle12"><text:span text:style-name="T5">tridsiati čudáci, ktorým sa kdekto smial.</text:span></text:span></text:p>
        <text:p text:style-name="P29"><text:span text:style-name="CharStyle12"><text:span text:style-name="T5">Kdeže idú tí prišelci</text:span></text:span></text:p>
        <text:p text:style-name="P25"><text:span text:style-name="CharStyle12"><text:span text:style-name="T5">s kokardami vo všedný deň</text:span></text:span></text:p>
        <text:p text:style-name="P29"><text:span text:style-name="CharStyle12"><text:span text:style-name="T5">a Hodža napred nich.</text:span></text:span></text:p>
        <text:p text:style-name="P13"><text:span text:style-name="CharStyle12"><text:span text:style-name="T5">To bol pochod celých našich dejín</text:span></text:span></text:p>
        <text:p text:style-name="P14"><text:span text:style-name="CharStyle12"><text:span text:style-name="T1">10</text:span></text:span><text:span text:style-name="CharStyle12"><text:span text:style-name="T5">. mája.</text:span></text:span></text:p>
        <text:p text:style-name="P13"><text:span text:style-name="CharStyle12"><text:span text:style-name="T5"/></text:span></text:p>
        <text:p text:style-name="P20"><text:span text:style-name="CharStyle12"><text:span text:style-name="T5">Však ako keď lesnou cestou kráča pytliak snoriac soka,</text:span></text:span></text:p>
        <text:p text:style-name="P20"><text:span text:style-name="CharStyle12"><text:span text:style-name="T5">tak išli temer smyslov zbavení</text:span></text:span></text:p>
        <text:p text:style-name="P13"><text:span text:style-name="CharStyle12"><text:span text:style-name="T5">zradci po ich stopách.</text:span></text:span></text:p>
        <text:p text:style-name="P15"><text:span text:style-name="CharStyle12"><text:span text:style-name="T5">Lež naši sa nedali a Hodža predsa rečnil</text:span></text:span></text:p>
        <text:p text:style-name="P20"><text:span text:style-name="CharStyle12"><text:span text:style-name="T5">a rečnil Hurban</text:span></text:span></text:p>
        <text:p text:style-name="P13"><text:span text:style-name="CharStyle12"><text:span text:style-name="T5">a Francisci</text:span></text:span></text:p>
        <text:p text:style-name="P13"><text:span text:style-name="CharStyle12"><text:span text:style-name="T5">a rečnil i Štúr</text:span></text:span></text:p>
        <text:p text:style-name="P15"><text:span text:style-name="CharStyle12"><text:span text:style-name="T5">(pre taký deň sa totiž len raz prepožičia čas)</text:span></text:span></text:p>
        <text:p text:style-name="P20"><text:span text:style-name="CharStyle12"><text:span text:style-name="T5">a každý, kto chcel, slyšal povesť o zemi,</text:span></text:span></text:p>
        <text:p text:style-name="P20"><text:span text:style-name="CharStyle12"><text:span text:style-name="T5">ktorá sa vynára</text:span></text:span></text:p>
        <text:p text:style-name="P13"><text:span text:style-name="CharStyle12"><text:span text:style-name="T5">z kalu mora ako zázrak.</text:span></text:span></text:p>
        <text:p text:style-name="P13"><text:span text:style-name="CharStyle12"><text:span text:style-name="T5"/></text:span></text:p>
        <text:p text:style-name="P19"><text:span text:style-name="CharStyle12"><text:span text:style-name="T5">Matere pohly prudšie kolískami:</text:span></text:span></text:p>
        <text:p text:style-name="P15"><text:span text:style-name="CharStyle12"><text:span text:style-name="T5">Nebudeš, syn môj, nevoľník s kameňom hany na šiji.</text:span></text:span></text:p>
        <text:p text:style-name="P20"><text:span text:style-name="CharStyle12"><text:span text:style-name="T5">Nebudeš, dcérečka, sl</text:span></text:span><text:span text:style-name="CharStyle12"><text:span text:style-name="T1">ú</text:span></text:span><text:span text:style-name="CharStyle12"><text:span text:style-name="T5">žkou-nevoľnicou.</text:span></text:span></text:p>
        <text:p text:style-name="P15"><text:span text:style-name="CharStyle12"><text:span text:style-name="T5">A zem tá, ktorá ako klada privalila</text:span></text:span></text:p>
        <text:p text:style-name="P20"><text:span text:style-name="CharStyle12"><text:span text:style-name="T5">každý náš vzdych a prejav t</text:span></text:span><text:span text:style-name="CharStyle12"><text:span text:style-name="T7">ú</text:span></text:span><text:span text:style-name="CharStyle12"><text:span text:style-name="T5">hy,</text:span></text:span></text:p>
        <text:p text:style-name="P20"><text:span text:style-name="CharStyle12"><text:span text:style-name="T5">prevráti sa druhou stranou k slnku a bude rodiť nám</text:span></text:span></text:p>
        <text:p text:style-name="P20"><text:span text:style-name="CharStyle12"><text:span text:style-name="T5">zrno a kvety.</text:span></text:span></text:p>
        <text:p text:style-name="P8"><text:span text:style-name="CharStyle12"><text:span text:style-name="T5"/></text:span></text:p>
        <text:p text:style-name="P11"><text:soft-page-break/><text:span text:style-name="CharStyle12"><text:span text:style-name="T5">Nepráchnivejte, chalupy,</text:span></text:span></text:p>
        <text:p text:style-name="P11"><text:span text:style-name="CharStyle12"><text:span text:style-name="T5">nekvíľte, piesne!</text:span></text:span></text:p>
        <text:p text:style-name="P32"><text:span text:style-name="CharStyle14"><text:span text:style-name="T5"/></text:span></text:p>
        <text:p text:style-name="P13"><text:span text:style-name="CharStyle12"><text:span text:style-name="T5">Svliekajte otrocké kazajky, bratia.</text:span></text:span></text:p>
        <text:p text:style-name="P25"><text:span text:style-name="CharStyle12"><text:span text:style-name="T5">Hľa, ponad horu</text:span></text:span></text:p>
        <text:p text:style-name="P29"><text:span text:style-name="CharStyle12"><text:span text:style-name="T5">ako to krúži a sa leskne a mohutnie, osvecujúc nás,</text:span></text:span></text:p>
        <text:p text:style-name="P29"><text:span text:style-name="CharStyle12"><text:span text:style-name="T5">ako storamenný luster reže oči</text:span></text:span></text:p>
        <text:p text:style-name="P29"><text:span text:style-name="CharStyle12"><text:span text:style-name="T5">splnený sen.</text:span></text:span></text:p>
        <text:p text:style-name="P13"><text:span text:style-name="CharStyle12"><text:span text:style-name="T5"/></text:span></text:p>
        <text:p text:style-name="P19"><text:span text:style-name="CharStyle12"><text:span text:style-name="T5">Dobre ste to robili, Štúr, Hurban a Hodža.</text:span></text:span></text:p>
        <text:p text:style-name="P15"><text:span text:style-name="CharStyle12"><text:span text:style-name="T5">Vás neuspala noc,</text:span></text:span></text:p>
        <text:p text:style-name="P20"><text:span text:style-name="CharStyle12"><text:span text:style-name="T5">vás dráždily hviezdy</text:span></text:span></text:p>
        <text:p text:style-name="P20"><text:span text:style-name="CharStyle12"><text:span text:style-name="T5">a dnes</text:span></text:span></text:p>
        <text:p text:style-name="P15"><text:span text:style-name="CharStyle12"><text:span text:style-name="T5">sú vaši potomci pri vás, nestratili ste žiadneho!</text:span></text:span></text:p>
        <text:p text:style-name="P20"><text:span text:style-name="CharStyle12"><text:span text:style-name="T5">Ako vy prešli okovami, preliezali ploty smrti.</text:span></text:span></text:p>
        <text:p text:style-name="P20"><text:span text:style-name="CharStyle12"><text:span text:style-name="T5">Posvätné háje im čítajú</text:span></text:span></text:p>
        <text:p text:style-name="P20"><text:span text:style-name="CharStyle12"><text:span text:style-name="T5">najkrajšie básne z vašich kníh.</text:span></text:span></text:p>
        <text:p text:style-name="P15"><text:span text:style-name="CharStyle12"><text:span text:style-name="T5">A tí živí strážia oheň: zore krvi,</text:span></text:span></text:p>
        <text:p text:style-name="P20"><text:span text:style-name="CharStyle12"><text:span text:style-name="T5">plameň, čo osvieti cestu, keď vôkol pusto.</text:span></text:span></text:p>
        <text:p text:style-name="P8"><text:span text:style-name="CharStyle12"><text:span text:style-name="T5"/></text:span></text:p>
        <text:p text:style-name="P11"><text:span text:style-name="CharStyle12"><text:span text:style-name="T5">Preto navíjam verše vďaky na hriadeľ radosti</text:span></text:span></text:p>
        <text:p text:style-name="P11"><text:span text:style-name="CharStyle12"><text:span text:style-name="T5">a dvíham zvony vašej slávy:</text:span></text:span></text:p>
        <text:p text:style-name="P13"><text:span text:style-name="CharStyle12"><text:span text:style-name="T5">nech svetu hlaholia zas!</text:span></text:span></text:p>
        <text:p text:style-name="P8"><text:span text:style-name="CharStyle12"><text:span text:style-name="T5"/></text:span></text:p>
        <text:p text:style-name="P10"><text:span text:style-name="CharStyle12"><text:span text:style-name="T5"/></text:span></text:p>
        <text:p text:style-name="P10"><text:span text:style-name="CharStyle12"><text:span text:style-name="T5">SLOVENSKÁ PIESEŇ</text:span></text:span></text:p>
        <text:p text:style-name="P13"><text:span text:style-name="CharStyle12"><text:span text:style-name="T5"/></text:span></text:p>
        <text:p text:style-name="P20"><text:span text:style-name="CharStyle12"><text:span text:style-name="T5">Vzb</text:span></text:span><text:span text:style-name="CharStyle12"><text:span text:style-name="T7">ĺ</text:span></text:span><text:span text:style-name="CharStyle12"><text:span text:style-name="T1">k</text:span></text:span><text:span text:style-name="CharStyle12"><text:span text:style-name="T5">la náhle z mŕtvych tiem</text:span></text:span></text:p>
        <text:p text:style-name="P20"><text:span text:style-name="CharStyle12"><text:span text:style-name="T5">ako hviezda ako sen</text:span></text:span></text:p>
        <text:p text:style-name="P20"><text:span text:style-name="CharStyle12"><text:span text:style-name="T5">sadla na kraj zalkala</text:span></text:span></text:p>
        <text:p text:style-name="P20"><text:span text:style-name="CharStyle12"><text:span text:style-name="T5">a celý ho objala</text:span></text:span></text:p>
        <text:p text:style-name="P13"><text:span text:style-name="CharStyle12"><text:span text:style-name="T5"/></text:span></text:p>
        <text:p text:style-name="P20"><text:span text:style-name="CharStyle12"><text:span text:style-name="T5">Odvtedy v dňoch o Jáne</text:span></text:span></text:p>
        <text:p text:style-name="P20"><text:span text:style-name="CharStyle12"><text:span text:style-name="T5">kvitne modro pri </text:span></text:span><text:span text:style-name="CharStyle12"><text:span text:style-name="T2">ľ</text:span></text:span><text:span text:style-name="CharStyle12"><text:span text:style-name="T5">ane</text:span></text:span></text:p>
        <text:p text:style-name="P20"><text:soft-page-break/><text:span text:style-name="CharStyle12"><text:span text:style-name="T5">potom divo na stráni</text:span></text:span></text:p>
        <text:p text:style-name="P20"><text:span text:style-name="CharStyle12"><text:span text:style-name="T5">ako b</text:span></text:span><text:span text:style-name="CharStyle12"><text:span text:style-name="T1">ô</text:span></text:span><text:span text:style-name="CharStyle12"><text:span text:style-name="T2">ľ</text:span></text:span><text:span text:style-name="CharStyle12"><text:span text:style-name="T5">hoj na rany</text:span></text:span></text:p>
        <text:p text:style-name="P13"><text:span text:style-name="CharStyle12"><text:span text:style-name="T5"/></text:span></text:p>
        <text:p text:style-name="P20"><text:span text:style-name="CharStyle12"><text:span text:style-name="T5">Rastie láskou vla</text:span></text:span><text:span text:style-name="CharStyle12"><text:span text:style-name="T1">ž</text:span></text:span><text:span text:style-name="CharStyle12"><text:span text:style-name="T5">ená</text:span></text:span></text:p>
        <text:p text:style-name="P20"><text:span text:style-name="CharStyle12"><text:span text:style-name="T5">kol horského prameňa</text:span></text:span></text:p>
        <text:p text:style-name="P20"><text:span text:style-name="CharStyle12"><text:span text:style-name="T5">s letných lúk sa dáva v let</text:span></text:span></text:p>
        <text:p text:style-name="P20"><text:span text:style-name="CharStyle12"><text:span text:style-name="T5">na jesenný sinokvet</text:span></text:span></text:p>
        <text:p text:style-name="P13"><text:span text:style-name="CharStyle12"><text:span text:style-name="T5"/></text:span></text:p>
        <text:p text:style-name="P20"><text:span text:style-name="CharStyle12"><text:span text:style-name="T5">A keď zima mrazom tne</text:span></text:span></text:p>
        <text:p text:style-name="P20"><text:span text:style-name="CharStyle12"><text:span text:style-name="T5">celý svet náš k nej sa pne</text:span></text:span></text:p>
        <text:p text:style-name="P20"><text:span text:style-name="CharStyle12"><text:span text:style-name="T5">takže večne jagá sa</text:span></text:span></text:p>
        <text:p text:style-name="P20"><text:span text:style-name="CharStyle12"><text:span text:style-name="T5">stofarbá a stohlasá</text:span></text:span></text:p>
        <text:p text:style-name="P32"><text:span text:style-name="CharStyle14"><text:span text:style-name="T5"/></text:span></text:p>
        <text:p text:style-name="P15"><text:span text:style-name="CharStyle12"><text:span text:style-name="T1">Ó</text:span></text:span><text:span text:style-name="CharStyle12"><text:span text:style-name="T5"> vy ústa červené</text:span></text:span></text:p>
        <text:p text:style-name="P20"><text:span text:style-name="CharStyle12"><text:span text:style-name="T5">jej slovami farbené</text:span></text:span></text:p>
        <text:p text:style-name="P20"><text:span text:style-name="CharStyle12"><text:span text:style-name="T5">organové píšťale</text:span></text:span></text:p>
        <text:p text:style-name="P20"><text:span text:style-name="CharStyle12"><text:span text:style-name="T5">pre radosti pre žiale</text:span></text:span></text:p>
        <text:p text:style-name="P13"><text:span text:style-name="CharStyle12"><text:span text:style-name="T5"/></text:span></text:p>
        <text:p text:style-name="P20"><text:span text:style-name="CharStyle12"><text:span text:style-name="T5">Tak naša pieseň pri nás stojí</text:span></text:span></text:p>
        <text:p text:style-name="P20"><text:span text:style-name="CharStyle12"><text:span text:style-name="T5">pri práci blaží tuží v boji</text:span></text:span></text:p>
        <text:p text:style-name="P20"><text:span text:style-name="CharStyle12"><text:span text:style-name="T5">ako zástera slzy stiera</text:span></text:span></text:p>
        <text:p text:style-name="P20"><text:span text:style-name="CharStyle12"><text:span text:style-name="T5">mámi jak húska zlatoperá</text:span></text:span></text:p>
        <text:p text:style-name="P13"><text:span text:style-name="CharStyle12"><text:span text:style-name="T5"/></text:span></text:p>
        <text:p text:style-name="P20"><text:span text:style-name="CharStyle12"><text:span text:style-name="T5">Galopom jazdcov zo sŕdc prýšti</text:span></text:span></text:p>
        <text:p text:style-name="P20"><text:span text:style-name="CharStyle12"><text:span text:style-name="T5">keď biť sa treba na bojišti</text:span></text:span></text:p>
        <text:p text:style-name="P20"><text:span text:style-name="CharStyle12"><text:span text:style-name="T5">z pŕs vozvýš dvíha erby práva</text:span></text:span></text:p>
        <text:p text:style-name="P20"><text:span text:style-name="CharStyle12"><text:span text:style-name="T5">a sviera žrde na zástavách</text:span></text:span></text:p>
        <text:p text:style-name="P13"><text:span text:style-name="CharStyle12"><text:span text:style-name="T5"/></text:span></text:p>
        <text:p text:style-name="P20"><text:span text:style-name="CharStyle12"><text:span text:style-name="T5">Bedármi svetom rozn</text:span></text:span><text:span text:style-name="CharStyle12"><text:span text:style-name="T1">e</text:span></text:span><text:span text:style-name="CharStyle12"><text:span text:style-name="T5">sená</text:span></text:span></text:p>
        <text:p text:style-name="P20"><text:span text:style-name="CharStyle12"><text:span text:style-name="T5">pre česť a slávu nášho mena</text:span></text:span></text:p>
        <text:p text:style-name="P20"><text:span text:style-name="CharStyle12"><text:span text:style-name="T5">šla oceánmi pustinami</text:span></text:span></text:p>
        <text:p text:style-name="P13"><text:span text:style-name="CharStyle12"><text:span text:style-name="T5">so spevom vtákov s rodných strání</text:span></text:span></text:p>
        <text:p text:style-name="P13"><text:span text:style-name="CharStyle12"><text:span text:style-name="T5"/></text:span></text:p>
        <text:p text:style-name="P20"><text:span text:style-name="CharStyle12"><text:span text:style-name="T5">Červená krvou vriaca láskou</text:span></text:span></text:p>
        <text:p text:style-name="P20"><text:soft-page-break/><text:span text:style-name="CharStyle12"><text:span text:style-name="T5">v zbojníckom tanci pod valaškou</text:span></text:span></text:p>
        <text:p text:style-name="P20"><text:span text:style-name="CharStyle12"><text:span text:style-name="T5">vlniaca tichá vzdorovitá</text:span></text:span></text:p>
        <text:p text:style-name="P20"><text:span text:style-name="CharStyle12"><text:span text:style-name="T5">syčí pomstou a lásku pýta</text:span></text:span></text:p>
        <text:p text:style-name="P32"><text:span text:style-name="CharStyle14"><text:span text:style-name="T5"/></text:span></text:p>
        <text:p text:style-name="P15"><text:span text:style-name="CharStyle12"><text:span text:style-name="T5">Na tvrdom brde hory tkaná</text:span></text:span></text:p>
        <text:p text:style-name="P20"><text:span text:style-name="CharStyle12"><text:span text:style-name="T5">je samý fľak a samá rana</text:span></text:span></text:p>
        <text:p text:style-name="P20"><text:span text:style-name="CharStyle12"><text:span text:style-name="T5">a predsa v slniečkových šatách</text:span></text:span></text:p>
        <text:p text:style-name="P20"><text:span text:style-name="CharStyle12"><text:span text:style-name="T5">sedáva večer v našich chatách</text:span></text:span></text:p>
        <text:p text:style-name="P13"><text:span text:style-name="CharStyle12"><text:span text:style-name="T5"/></text:span></text:p>
        <text:p text:style-name="P20"><text:span text:style-name="CharStyle12"><text:span text:style-name="T5">Ako nezmarná tráva lúčna</text:span></text:span></text:p>
        <text:p text:style-name="P20"><text:span text:style-name="CharStyle12"><text:span text:style-name="T5">prerastá z dávna do budúcna</text:span></text:span></text:p>
        <text:p text:style-name="P20"><text:span text:style-name="CharStyle12"><text:span text:style-name="T5">— ty pieseň naša sladkohlasá</text:span></text:span></text:p>
        <text:p text:style-name="P20"><text:span text:style-name="CharStyle12"><text:span text:style-name="T5">drahšia nad všetky striebrá zlatá</text:span></text:span></text:p>
        <text:p text:style-name="P13"><text:span text:style-name="CharStyle12"><text:span text:style-name="T5"/></text:span></text:p>
        <text:p text:style-name="P20"><text:span text:style-name="CharStyle12"><text:span text:style-name="T5">Ty kážeš i dnes kvitnúť lúkam</text:span></text:span></text:p>
        <text:p text:style-name="P20"><text:span text:style-name="CharStyle12"><text:span text:style-name="T5">srdciam horieť a tvoriť rukám</text:span></text:span></text:p>
        <text:p text:style-name="P20"><text:span text:style-name="CharStyle12"><text:span text:style-name="T5">aby zem naša krásna v tebe</text:span></text:span></text:p>
        <text:p text:style-name="P20"><text:span text:style-name="CharStyle12"><text:span text:style-name="T5">bohatšie zrela v práci v chlebe</text:span></text:span></text:p>
        <text:p text:style-name="P13"><text:span text:style-name="CharStyle12"><text:span text:style-name="T5"/></text:span></text:p>
        <text:p text:style-name="P20"><text:span text:style-name="CharStyle12"><text:span text:style-name="T5">Už niet v nej pánov — otrokárov</text:span></text:span></text:p>
        <text:p text:style-name="P20"><text:span text:style-name="CharStyle12"><text:span text:style-name="T5">sled Jánošíkov zašiel trávou</text:span></text:span></text:p>
        <text:p text:style-name="P20"><text:span text:style-name="CharStyle12"><text:span text:style-name="T5">a do skál kde mal zbojník skrýšu</text:span></text:span></text:p>
        <text:p text:style-name="P20"><text:span text:style-name="CharStyle12"><text:span text:style-name="T5">znak päťročnice dláta píšu</text:span></text:span></text:p>
        <text:p text:style-name="P13"><text:span text:style-name="CharStyle12"><text:span text:style-name="T5"/></text:span></text:p>
        <text:p text:style-name="P20"><text:span text:style-name="CharStyle12"><text:span text:style-name="T5">So spevom tvojím v tvrdých čatách</text:span></text:span></text:p>
        <text:p text:style-name="P20"><text:span text:style-name="CharStyle12"><text:span text:style-name="T5">ľud náš za novým šťastím kráča</text:span></text:span></text:p>
        <text:p text:style-name="P20"><text:span text:style-name="CharStyle12"><text:span text:style-name="T5">a keď sa v poli v dielni stmieva</text:span></text:span></text:p>
        <text:p text:style-name="P20"><text:span text:style-name="CharStyle12"><text:span text:style-name="T5">spieva si zase spieva spieva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8"><text:span text:style-name="CharStyle12"><text:span text:style-name="T5">PROROCTVO O SLOVENSKEJ ZEMI</text:span></text:span></text:p>
        <text:p text:style-name="P34"><text:span text:style-name="CharStyle20"><text:span text:style-name="T1"/></text:span></text:p>
        <text:p text:style-name="P35"><text:span text:style-name="CharStyle20"><text:span text:style-name="T1">K</text:span></text:span><text:span text:style-name="CharStyle20"><text:span text:style-name="T5"> 28. októbru</text:span></text:span></text:p>
        <text:p text:style-name="P13"><text:span text:style-name="CharStyle12"><text:span text:style-name="T5"/></text:span></text:p>
        <text:p text:style-name="P20"><text:soft-page-break/><text:span text:style-name="CharStyle12"><text:span text:style-name="T5">Ty budeš rásť i napriek skalnej mreži</text:span></text:span></text:p>
        <text:p text:style-name="P20"><text:span text:style-name="CharStyle12"><text:span text:style-name="T5">cez ktorú iba sykot s</text:span></text:span><text:span text:style-name="CharStyle12"><text:span text:style-name="T1">ýč</text:span></text:span><text:span text:style-name="CharStyle12"><text:span text:style-name="T5">kov čuť</text:span></text:span></text:p>
        <text:p text:style-name="P20"><text:span text:style-name="CharStyle12"><text:span text:style-name="T5">a vzmáhať sa od základov až k veži</text:span></text:span></text:p>
        <text:p text:style-name="P20"><text:span text:style-name="CharStyle12"><text:span text:style-name="T5">tak ako zrno keď sa dvíha z hrúd</text:span></text:span></text:p>
        <text:p text:style-name="P13"><text:span text:style-name="CharStyle12"><text:span text:style-name="T5"/></text:span></text:p>
        <text:p text:style-name="P20"><text:span text:style-name="CharStyle12"><text:span text:style-name="T5">Modrieť sa budeš v jazerách a strá</text:span></text:span><text:span text:style-name="CharStyle12"><text:span text:style-name="T7">ň</text:span></text:span><text:span text:style-name="CharStyle12"><text:span text:style-name="T5">ach</text:span></text:span></text:p>
        <text:p text:style-name="P20"><text:span text:style-name="CharStyle12"><text:span text:style-name="T5">striebornieť v riekach černieť baňami</text:span></text:span></text:p>
        <text:p text:style-name="P20"><text:span text:style-name="CharStyle12"><text:span text:style-name="T5">zelenieť v sadoch červenieť sa v ranách</text:span></text:span></text:p>
        <text:p text:style-name="P20"><text:span text:style-name="CharStyle12"><text:span text:style-name="T5">ke</text:span></text:span><text:span text:style-name="CharStyle12"><text:span text:style-name="T7">ď</text:span></text:span><text:span text:style-name="CharStyle12"><text:span text:style-name="T5"> syn tvoj príde s poľa zrúbaný</text:span></text:span></text:p>
        <text:p text:style-name="P13"><text:span text:style-name="CharStyle12"><text:span text:style-name="T5"/></text:span></text:p>
        <text:p text:style-name="P20"><text:span text:style-name="CharStyle12"><text:span text:style-name="T5">Tým väčšmi budeš pozlátená slncom</text:span></text:span></text:p>
        <text:p text:style-name="P20"><text:span text:style-name="CharStyle12"><text:span text:style-name="T5">ktoré ti svedčí jak kráľovský skvost</text:span></text:span></text:p>
        <text:p text:style-name="P20"><text:span text:style-name="CharStyle12"><text:span text:style-name="T5">ak telom zomrieš budeš živá srdcom</text:span></text:span></text:p>
        <text:p text:style-name="P20"><text:span text:style-name="CharStyle12"><text:span text:style-name="T5">a prijmeš i tých zradných na milosť</text:span></text:span></text:p>
        <text:p text:style-name="P13"><text:span text:style-name="CharStyle12"><text:span text:style-name="T5"/></text:span></text:p>
        <text:p text:style-name="P20"><text:span text:style-name="CharStyle12"><text:span text:style-name="T5">Ty porastieš i v suchých týždňoch leta</text:span></text:span></text:p>
        <text:p text:style-name="P20"><text:span text:style-name="CharStyle12"><text:span text:style-name="T5">a úrodu dáš z materinských pŕs</text:span></text:span></text:p>
        <text:p text:style-name="P20"><text:span text:style-name="CharStyle12"><text:span text:style-name="T5">hoc v zodratý šat biedy priodetá</text:span></text:span></text:p>
        <text:p text:style-name="P20"><text:span text:style-name="CharStyle12"><text:span text:style-name="T5">krvou a potom voňajúca prsť</text:span></text:span></text:p>
        <text:p text:style-name="P32"><text:span text:style-name="CharStyle14"><text:span text:style-name="T5"/></text:span></text:p>
        <text:p text:style-name="P15"><text:span text:style-name="CharStyle12"><text:span text:style-name="T5">Predsa jak teplá izba prítulná si</text:span></text:span></text:p>
        <text:p text:style-name="P20"><text:span text:style-name="CharStyle12"><text:span text:style-name="T5">a pohostinná ako plný stôl</text:span></text:span></text:p>
        <text:p text:style-name="P20"><text:span text:style-name="CharStyle12"><text:span text:style-name="T5">plamene tvojej lásky neuhasí</text:span></text:span></text:p>
        <text:p text:style-name="P20"><text:span text:style-name="CharStyle12"><text:span text:style-name="T5">dážď slín a planý posmech zlostníkov</text:span></text:span></text:p>
        <text:p text:style-name="P13"><text:span text:style-name="CharStyle12"><text:span text:style-name="T5"/></text:span></text:p>
        <text:p text:style-name="P20"><text:span text:style-name="CharStyle12"><text:span text:style-name="T5">Tvoj obraz stále inde zjavuje sa</text:span></text:span></text:p>
        <text:p text:style-name="P20"><text:span text:style-name="CharStyle12"><text:span text:style-name="T5">v továrňach hájoch mestách samotách</text:span></text:span></text:p>
        <text:p text:style-name="P20"><text:span text:style-name="CharStyle12"><text:span text:style-name="T5">na každý verš môj priväzuješ kvieťa</text:span></text:span></text:p>
        <text:p text:style-name="P20"><text:span text:style-name="CharStyle12"><text:span text:style-name="T5">a na dych každý silu života</text:span></text:span></text:p>
        <text:p text:style-name="P13"><text:span text:style-name="CharStyle12"><text:span text:style-name="T5"/></text:span></text:p>
        <text:p text:style-name="P20"><text:span text:style-name="CharStyle12"><text:span text:style-name="T5">Nech tvoje líca hrejú naše tváre</text:span></text:span></text:p>
        <text:p text:style-name="P20"><text:span text:style-name="CharStyle12"><text:span text:style-name="T5">keď túlime sa k tebe v úzkosti</text:span></text:span></text:p>
        <text:p text:style-name="P20"><text:span text:style-name="CharStyle12"><text:span text:style-name="T5">nech tvoja krv dá vždy nám mysle jaré</text:span></text:span></text:p>
        <text:p text:style-name="P20"><text:soft-page-break/><text:span text:style-name="CharStyle12"><text:span text:style-name="T5">a oheň do kostí</text:span></text:span></text:p>
        <text:p text:style-name="P32"><text:span text:style-name="CharStyle14"><text:span text:style-name="T5"/></text:span></text:p>
        <text:p text:style-name="P5"><text:span text:style-name="CharStyle5"><text:span text:style-name="T5">II.</text:span></text:span></text:p>
        <text:p text:style-name="P6"><text:span text:style-name="CharStyle5"><text:span text:style-name="T5"/></text:span></text:p>
        <text:p text:style-name="P6"><text:span text:style-name="CharStyle5"><text:span text:style-name="T5"/></text:span></text:p>
        <text:p text:style-name="P13"><text:span text:style-name="CharStyle12"><text:span text:style-name="T5">ŤAŽKÁ HODINA</text:span></text:span></text:p>
        <text:p text:style-name="P13"><text:span text:style-name="CharStyle12"><text:span text:style-name="T5"/></text:span></text:p>
        <text:p text:style-name="P20"><text:span text:style-name="CharStyle12"><text:span text:style-name="T5">Starý svet leží na doskách</text:span></text:span></text:p>
        <text:p text:style-name="P20"><text:span text:style-name="CharStyle12"><text:span text:style-name="T5">a nový ťažko rodí sa</text:span></text:span></text:p>
        <text:p text:style-name="P20"><text:span text:style-name="CharStyle12"><text:span text:style-name="T5">ty doba trpkoradostná</text:span></text:span></text:p>
        <text:p text:style-name="P20"><text:span text:style-name="CharStyle12"><text:span text:style-name="T5">ty sladká Bohorodica</text:span></text:span></text:p>
        <text:p text:style-name="P13"><text:span text:style-name="CharStyle12"><text:span text:style-name="T1"/></text:span></text:p>
        <text:p text:style-name="P20"><text:span text:style-name="CharStyle12"><text:span text:style-name="T1">Ť</text:span></text:span><text:span text:style-name="CharStyle12"><text:span text:style-name="T5">ažko dvíhame pohár k </text:span></text:span><text:span text:style-name="CharStyle12"><text:span text:style-name="T1">rt</text:span></text:span><text:span text:style-name="CharStyle12"><text:span text:style-name="T5">om</text:span></text:span></text:p>
        <text:p text:style-name="P20"><text:span text:style-name="CharStyle12"><text:span text:style-name="T5">a úsmev mdlý je ako luna</text:span></text:span></text:p>
        <text:p text:style-name="P20"><text:span text:style-name="CharStyle12"><text:span text:style-name="T5">však či je ona či je on</text:span></text:span></text:p>
        <text:p text:style-name="P20"><text:span text:style-name="CharStyle12"><text:span text:style-name="T5">sklenka tá nech je stále plná</text:span></text:span></text:p>
        <text:p text:style-name="P13"><text:span text:style-name="CharStyle12"><text:span text:style-name="T5"/></text:span></text:p>
        <text:p text:style-name="P20"><text:span text:style-name="CharStyle12"><text:span text:style-name="T5">A naša uvítacia reč</text:span></text:span></text:p>
        <text:p text:style-name="P20"><text:span text:style-name="CharStyle12"><text:span text:style-name="T5">nech je jak prápor rozvlnená</text:span></text:span></text:p>
        <text:p text:style-name="P20"><text:span text:style-name="CharStyle12"><text:span text:style-name="T5">hoc hodina tne ako meč</text:span></text:span></text:p>
        <text:p text:style-name="P20"><text:span text:style-name="CharStyle12"><text:span text:style-name="T5">raz bude pozdravená</text:span></text:span></text:p>
        <text:p text:style-name="P13"><text:span text:style-name="CharStyle12"><text:span text:style-name="T5"/></text:span></text:p>
        <text:p text:style-name="P20"><text:span text:style-name="CharStyle12"><text:span text:style-name="T5">Keď celkom priblíži sa k nám</text:span></text:span></text:p>
        <text:p text:style-name="P20"><text:span text:style-name="CharStyle12"><text:span text:style-name="T5">s kontúrami čo v krvi máme</text:span></text:span></text:p>
        <text:p text:style-name="P20"><text:span text:style-name="CharStyle12"><text:span text:style-name="T5">rozvrie sa náruč dokorán</text:span></text:span></text:p>
        <text:p text:style-name="P20"><text:span text:style-name="CharStyle12"><text:span text:style-name="T5">pre srdcia láskou pospájané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24"><text:span text:style-name="CharStyle12"><text:span text:style-name="T5">NECH JE DE</text:span></text:span><text:span text:style-name="CharStyle12"><text:span text:style-name="T2">Ň</text:span></text:span><text:span text:style-name="CharStyle12"><text:span text:style-name="T5"> KRÁSNY</text:span></text:span></text:p>
        <text:p text:style-name="P13"><text:span text:style-name="CharStyle12"><text:span text:style-name="T5"/></text:span></text:p>
        <text:p text:style-name="P21"><text:span text:style-name="CharStyle12"><text:span text:style-name="T5">Nech je deň krásny prevyšujúci spev</text:span></text:span></text:p>
        <text:p text:style-name="P21"><text:span text:style-name="CharStyle12"><text:span text:style-name="T5">s trikolórou farieb zeme vzduchu neba</text:span></text:span></text:p>
        <text:p text:style-name="P21"><text:span text:style-name="CharStyle12"><text:span text:style-name="T5">ktoré sa sdružia ako živly tvoriace pásmo radosti</text:span></text:span></text:p>
        <text:p text:style-name="P21"><text:span text:style-name="CharStyle12"><text:span text:style-name="T5">nad touto krajinou vyzlečenou z biedy</text:span></text:span></text:p>
        <text:p text:style-name="P13"><text:soft-page-break/><text:span text:style-name="CharStyle12"><text:span text:style-name="T5"/></text:span></text:p>
        <text:p text:style-name="P19"><text:span text:style-name="CharStyle12"><text:span text:style-name="T5">Nad jej nahotou</text:span></text:span></text:p>
        <text:p text:style-name="P13"><text:span text:style-name="CharStyle12"><text:span text:style-name="T5">nech je deň krásny s nehou milenca</text:span></text:span></text:p>
        <text:p text:style-name="P13"><text:span text:style-name="CharStyle12"><text:span text:style-name="T5"/></text:span></text:p>
        <text:p text:style-name="P19"><text:span text:style-name="CharStyle12"><text:span text:style-name="T5">A kapsy sĺz plné kameňov</text:span></text:span></text:p>
        <text:p text:style-name="P16"><text:span text:style-name="CharStyle12"><text:span text:style-name="T5">tých skál režúcich naše bosé nohy</text:span></text:span></text:p>
        <text:p text:style-name="P21"><text:span text:style-name="CharStyle12"><text:span text:style-name="T5">nech navždy utonú (jak prašivé mačky)</text:span></text:span></text:p>
        <text:p text:style-name="P21"><text:span text:style-name="CharStyle12"><text:span text:style-name="T5">vo vodách tmavých nocí</text:span></text:span></text:p>
        <text:p text:style-name="P21"><text:span text:style-name="CharStyle12"><text:span text:style-name="T5">ktoré tu divo stály po storočia</text:span></text:span></text:p>
        <text:p text:style-name="P21"><text:span text:style-name="CharStyle12"><text:span text:style-name="T5">ako hrozné vzdorujúce lesy dnes už sťaté</text:span></text:span></text:p>
        <text:p text:style-name="P13"><text:span text:style-name="CharStyle12"><text:span text:style-name="T5"/></text:span></text:p>
        <text:p text:style-name="P19"><text:span text:style-name="CharStyle12"><text:span text:style-name="T5">Nad ich rúbaniskom nech je krásny deň</text:span></text:span></text:p>
        <text:p text:style-name="P32"><text:span text:style-name="CharStyle14"><text:span text:style-name="T5"/></text:span></text:p>
        <text:p text:style-name="P16"><text:span text:style-name="CharStyle12"><text:span text:style-name="T5">Chcem aby svitol zprostred zeme</text:span></text:span></text:p>
        <text:p text:style-name="P21"><text:span text:style-name="CharStyle12"><text:span text:style-name="T5">z našich hôr a vôd a lúk</text:span></text:span></text:p>
        <text:p text:style-name="P21"><text:span text:style-name="CharStyle12"><text:span text:style-name="T5">chcem aby sa rozhostil jak počasie</text:span></text:span></text:p>
        <text:p text:style-name="P21"><text:span text:style-name="CharStyle12"><text:span text:style-name="T5">spontánnym svetlom a šumivým dažďom</text:span></text:span></text:p>
        <text:p text:style-name="P13"><text:span text:style-name="CharStyle12"><text:span text:style-name="T5"/></text:span></text:p>
        <text:p text:style-name="P21"><text:span text:style-name="CharStyle12"><text:span text:style-name="T5">Pre tých ktorí sa so svojou biedou</text:span></text:span></text:p>
        <text:p text:style-name="P21"><text:span text:style-name="CharStyle12"><text:span text:style-name="T5">vzopreli grúňom nech je krásny deň</text:span></text:span></text:p>
        <text:p text:style-name="P13"><text:span text:style-name="CharStyle12"><text:span text:style-name="T5"/></text:span></text:p>
        <text:p text:style-name="P21"><text:span text:style-name="CharStyle12"><text:span text:style-name="T5">Pre tých čo prišli z koncentrákov</text:span></text:span></text:p>
        <text:p text:style-name="P21"><text:span text:style-name="CharStyle12"><text:span text:style-name="T5">z bojísk a väzníc nech je krásny deň</text:span></text:span></text:p>
        <text:p text:style-name="P13"><text:span text:style-name="CharStyle12"><text:span text:style-name="T5"/></text:span></text:p>
        <text:p text:style-name="P21"><text:span text:style-name="CharStyle12"><text:span text:style-name="T5">A viera nech je pevná ako kotva</text:span></text:span></text:p>
        <text:p text:style-name="P21"><text:span text:style-name="CharStyle12"><text:span text:style-name="T5">nech nedovolí aby ilúzia</text:span></text:span></text:p>
        <text:p text:style-name="P21"><text:span text:style-name="CharStyle12"><text:span text:style-name="T5">odvliekla našich do sedla cudzincov</text:span></text:span></text:p>
        <text:p text:style-name="P13"><text:span text:style-name="CharStyle12"><text:span text:style-name="T5"/></text:span></text:p>
        <text:p text:style-name="P21"><text:span text:style-name="CharStyle12"><text:span text:style-name="T5">Nech je pre všetkých krásny deň</text:span></text:span></text:p>
        <text:p text:style-name="P21"><text:span text:style-name="CharStyle12"><text:span text:style-name="T5">aby oslepil o</text:span></text:span><text:span text:style-name="CharStyle12"><text:span text:style-name="T8">č</text:span></text:span><text:span text:style-name="CharStyle12"><text:span text:style-name="T5">i tých čo vravia</text:span></text:span></text:p>
        <text:p text:style-name="P21"><text:span text:style-name="CharStyle12"><text:span text:style-name="T5">že je to všetko len lesk samochvály</text:span></text:span></text:p>
        <text:p text:style-name="P21"><text:span text:style-name="CharStyle12"><text:span text:style-name="T5">Nech opak ako bič zoš</text:span></text:span><text:span text:style-name="CharStyle12"><text:span text:style-name="T1">ľa</text:span></text:span><text:span text:style-name="CharStyle12"><text:span text:style-name="T5">há bod</text:span></text:span><text:span text:style-name="CharStyle12"><text:span text:style-name="T3">ľ</text:span></text:span><text:span text:style-name="CharStyle12"><text:span text:style-name="T5">ačie</text:span></text:span></text:p>
        <text:p text:style-name="P21"><text:span text:style-name="CharStyle12"><text:span text:style-name="T5">vyrastené z ich slov a slín</text:span></text:span></text:p>
        <text:p text:style-name="P13"><text:span text:style-name="CharStyle12"><text:span text:style-name="T5"/></text:span></text:p>
        <text:p text:style-name="P19"><text:soft-page-break/><text:span text:style-name="CharStyle12"><text:span text:style-name="T5">Ó slnce</text:span></text:span></text:p>
        <text:p text:style-name="P24"><text:span text:style-name="CharStyle12"><text:span text:style-name="T5">vlaha pôdy</text:span></text:span></text:p>
        <text:p text:style-name="P26"><text:span text:style-name="CharStyle12"><text:span text:style-name="T5">obal živých</text:span></text:span></text:p>
        <text:p text:style-name="P30"><text:span text:style-name="CharStyle12"><text:span text:style-name="T5">ty si náš pokrm každým dňom</text:span></text:span></text:p>
        <text:p text:style-name="P30"><text:span text:style-name="CharStyle12"><text:span text:style-name="T5">spolči tie srdcia ktoré plníš krvou</text:span></text:span></text:p>
        <text:p text:style-name="P30"><text:span text:style-name="CharStyle12"><text:span text:style-name="T5">nech stuhnú v reliéf bratstva tejto zeme</text:span></text:span></text:p>
        <text:p text:style-name="P30"><text:span text:style-name="CharStyle12"><text:span text:style-name="T5">dlane do seba zavesen</text:span></text:span><text:span text:style-name="CharStyle12"><text:span text:style-name="T8">é</text:span></text:span></text:p>
        <text:p text:style-name="P30"><text:span text:style-name="CharStyle12"><text:span text:style-name="T8"/></text:span></text:p>
        <text:p text:style-name="P16"><text:span text:style-name="CharStyle12"><text:span text:style-name="T5">Nech je o</text:span></text:span><text:span text:style-name="CharStyle12"><text:span text:style-name="T1">d r</text:span></text:span><text:span text:style-name="CharStyle12"><text:span text:style-name="T5">ána</text:span></text:span><text:span text:style-name="CharStyle12"><text:span text:style-name="T1"> </text:span></text:span><text:span text:style-name="CharStyle12"><text:span text:style-name="T5">krásny deň</text:span></text:span></text:p>
        <text:p text:style-name="P21"><text:span text:style-name="CharStyle12"><text:span text:style-name="T5">bez plotu koncentrákov</text:span></text:span></text:p>
        <text:p text:style-name="P21"><text:span text:style-name="CharStyle12"><text:span text:style-name="T5">nech je pred </text:span></text:span><text:span text:style-name="CharStyle12"><text:span text:style-name="T1">s</text:span></text:span><text:span text:style-name="CharStyle12"><text:span text:style-name="T5">pánkom krásny deň</text:span></text:span></text:p>
        <text:p text:style-name="P21"><text:span text:style-name="CharStyle12"><text:span text:style-name="T5">bez bitia po chodidlách</text:span></text:span></text:p>
        <text:p text:style-name="P21"><text:span text:style-name="CharStyle12"><text:span text:style-name="T5">nech je pre všetkých krásny deň</text:span></text:span></text:p>
        <text:p text:style-name="P21"><text:span text:style-name="CharStyle12"><text:span text:style-name="T5">jak zúrodnená roľa</text:span></text:span></text:p>
        <text:p text:style-name="P21"><text:span text:style-name="CharStyle12"><text:span text:style-name="T5">vy ktorí dávate zákonu hrot i štít</text:span></text:span></text:p>
        <text:p text:style-name="P21"><text:span text:style-name="CharStyle12"><text:span text:style-name="T5">nech je až k hviezdam krásny deň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13"><text:span text:style-name="CharStyle12"><text:span text:style-name="T5">OKNO</text:span></text:span></text:p>
        <text:p text:style-name="P13"><text:span text:style-name="CharStyle12"><text:span text:style-name="T5"/></text:span></text:p>
        <text:p text:style-name="P21"><text:span text:style-name="CharStyle12"><text:span text:style-name="T5">Keď pre</text:span></text:span><text:span text:style-name="CharStyle12"><text:span text:style-name="T1">š</text:span></text:span><text:span text:style-name="CharStyle12"><text:span text:style-name="T5">umí dážď tmy deň odokrýva okno</text:span></text:span></text:p>
        <text:p text:style-name="P21"><text:span text:style-name="CharStyle12"><text:span text:style-name="T5">a prvá ruža v ňom je slnce — výtrysk zlata</text:span></text:span></text:p>
        <text:p text:style-name="P13"><text:span text:style-name="CharStyle12"><text:span text:style-name="T5"/></text:span></text:p>
        <text:p text:style-name="P21"><text:span text:style-name="CharStyle12"><text:span text:style-name="T5">Tu pri oblo</text:span></text:span><text:span text:style-name="CharStyle12"><text:span text:style-name="T1">č</text:span></text:span><text:span text:style-name="CharStyle12"><text:span text:style-name="T5">n</text:span></text:span><text:span text:style-name="CharStyle12"><text:span text:style-name="T1">ej</text:span></text:span><text:span text:style-name="CharStyle12"><text:span text:style-name="T5"> doske si s tvárou ako decko</text:span></text:span></text:p>
        <text:p text:style-name="P21"><text:span text:style-name="CharStyle12"><text:span text:style-name="T5">a obdivuješ svet čo vôkol rozkladá sa</text:span></text:span></text:p>
        <text:p text:style-name="P13"><text:span text:style-name="CharStyle12"><text:span text:style-name="T1"/></text:span></text:p>
        <text:p text:style-name="P21"><text:span text:style-name="CharStyle12"><text:span text:style-name="T1">Z</text:span></text:span><text:span text:style-name="CharStyle12"><text:span text:style-name="T5"> tohoto okna je výhľad jak nad priepasťou</text:span></text:span></text:p>
        <text:p text:style-name="P21"><text:span text:style-name="CharStyle12"><text:span text:style-name="T5">keď vôkol pozeráš zlý závrat hlavu mámi</text:span></text:span></text:p>
        <text:p text:style-name="P13"><text:span text:style-name="CharStyle12"><text:span text:style-name="T5"/></text:span></text:p>
        <text:p text:style-name="P21"><text:span text:style-name="CharStyle12"><text:span text:style-name="T5">Keď s príkrej hrazdy dňa ich vidíš premietať sa</text:span></text:span></text:p>
        <text:p text:style-name="P21"><text:span text:style-name="CharStyle12"><text:span text:style-name="T5">do vírov života do nových dúm a prianí</text:span></text:span></text:p>
        <text:p text:style-name="P13"><text:span text:style-name="CharStyle12"><text:span text:style-name="T5"/></text:span></text:p>
        <text:p text:style-name="P21"><text:span text:style-name="CharStyle12"><text:span text:style-name="T5">A neustály spech a ruch a klepot kolies</text:span></text:span></text:p>
        <text:p text:style-name="P21"><text:span text:style-name="CharStyle12"><text:span text:style-name="T5">na mlyne slova </text:span></text:span><text:span text:style-name="CharStyle12"><text:span text:style-name="T1">vpred</text:span></text:span><text:span text:style-name="CharStyle12"><text:span text:style-name="T5"> ti závan šibe v tvár</text:span></text:span></text:p>
        <text:p text:style-name="P13"><text:soft-page-break/><text:span text:style-name="CharStyle12"><text:span text:style-name="T5"/></text:span></text:p>
        <text:p text:style-name="P21"><text:span text:style-name="CharStyle12"><text:span text:style-name="T5">To sú tie pochody keď čiapky vzduchom letia</text:span></text:span></text:p>
        <text:p text:style-name="P21"><text:span text:style-name="CharStyle12"><text:span text:style-name="T5">a tisícami rúk zakýva trotoár</text:span></text:span></text:p>
        <text:p text:style-name="P13"><text:span text:style-name="CharStyle12"><text:span text:style-name="T5"/></text:span></text:p>
        <text:p text:style-name="P21"><text:span text:style-name="CharStyle12"><text:span text:style-name="T5">To sú tie pochody s purpurom stužiek v očiach</text:span></text:span></text:p>
        <text:p text:style-name="P21"><text:span text:style-name="CharStyle12"><text:span text:style-name="T5">na páskach nápisy: buď pracujúcim česť</text:span></text:span></text:p>
        <text:p text:style-name="P32"><text:span text:style-name="CharStyle14"><text:span text:style-name="T5"/></text:span></text:p>
        <text:p text:style-name="P16"><text:span text:style-name="CharStyle12"><text:span text:style-name="T5">To sú tie životy čo chradly po storočia</text:span></text:span></text:p>
        <text:p text:style-name="P21"><text:span text:style-name="CharStyle12"><text:span text:style-name="T5">až raz sa dožily náplasti na bolesť</text:span></text:span></text:p>
        <text:p text:style-name="P13"><text:span text:style-name="CharStyle12"><text:span text:style-name="T5"/></text:span></text:p>
        <text:p text:style-name="P21"><text:span text:style-name="CharStyle12"><text:span text:style-name="T5">To sú tie záhrady čo pod oknom ti kvitnú</text:span></text:span></text:p>
        <text:p text:style-name="P21"><text:span text:style-name="CharStyle12"><text:span text:style-name="T5">ó dobrotivý dážď čo kropíš narcisy</text:span></text:span></text:p>
        <text:p text:style-name="P13"><text:span text:style-name="CharStyle12"><text:span text:style-name="T5"/></text:span></text:p>
        <text:p text:style-name="P21"><text:span text:style-name="CharStyle12"><text:span text:style-name="T5">Čo sýtiš sprahlú zem a dýchaš dušu ružiam</text:span></text:span></text:p>
        <text:p text:style-name="P21"><text:span text:style-name="CharStyle12"><text:span text:style-name="T5">nech červená sa ker jak prápor rozvitý</text:span></text:span></text:p>
        <text:p text:style-name="P13"><text:span text:style-name="CharStyle12"><text:span text:style-name="T5"/></text:span></text:p>
        <text:p text:style-name="P21"><text:span text:style-name="CharStyle12"><text:span text:style-name="T5">Nech okno slávnostné je plné detských tvárí</text:span></text:span></text:p>
        <text:p text:style-name="P21"><text:span text:style-name="CharStyle12"><text:span text:style-name="T5">čo z rána tešia sa tlieskajúc životu</text:span></text:span></text:p>
        <text:p text:style-name="P13"><text:span text:style-name="CharStyle12"><text:span text:style-name="T5"/></text:span></text:p>
        <text:p text:style-name="P21"><text:span text:style-name="CharStyle12"><text:span text:style-name="T5">Nech každý z nás je ú</text:span></text:span><text:span text:style-name="CharStyle12"><text:span text:style-name="T3">ľ</text:span></text:span><text:span text:style-name="CharStyle12"><text:span text:style-name="T5"> kde láska hospodári</text:span></text:span></text:p>
        <text:p text:style-name="P21"><text:span text:style-name="CharStyle12"><text:span text:style-name="T5">tu v sade pod oknom kde vtáci štebocú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24"><text:span text:style-name="CharStyle12"><text:span text:style-name="T5">ZVESŤ</text:span></text:span></text:p>
        <text:p text:style-name="P28"><text:span text:style-name="CharStyle12"><text:span text:style-name="T5"/></text:span></text:p>
        <text:p text:style-name="P16"><text:span text:style-name="CharStyle12"><text:span text:style-name="T5">Niekdy je človek</text:span></text:span></text:p>
        <text:p text:style-name="P21"><text:span text:style-name="CharStyle12"><text:span text:style-name="T5">primrzlý</text:span></text:span></text:p>
        <text:p text:style-name="P21"><text:span text:style-name="CharStyle12"><text:span text:style-name="T5">jak kandeláber</text:span></text:span></text:p>
        <text:p text:style-name="P21"><text:span text:style-name="CharStyle12"><text:span text:style-name="T5">v noci</text:span></text:span></text:p>
        <text:p text:style-name="P16"><text:span text:style-name="CharStyle12"><text:span text:style-name="T5">v sieť prázdnych slov sa</text:span></text:span></text:p>
        <text:p text:style-name="P21"><text:span text:style-name="CharStyle12"><text:span text:style-name="T5">zauzl</text:span></text:span><text:span text:style-name="CharStyle12"><text:span text:style-name="T1">í</text:span></text:span></text:p>
        <text:p text:style-name="P16"><text:span text:style-name="CharStyle12"><text:span text:style-name="T5">takže doň kopú</text:span></text:span></text:p>
        <text:p text:style-name="P21"><text:span text:style-name="CharStyle12"><text:span text:style-name="T5">chodci</text:span></text:span></text:p>
        <text:p text:style-name="P13"><text:span text:style-name="CharStyle12"><text:span text:style-name="T5"/></text:span></text:p>
        <text:p text:style-name="P21"><text:soft-page-break/><text:span text:style-name="CharStyle12"><text:span text:style-name="T5">Však niekedy je</text:span></text:span></text:p>
        <text:p text:style-name="P21"><text:span text:style-name="CharStyle12"><text:span text:style-name="T5">ako projektil</text:span></text:span></text:p>
        <text:p text:style-name="P21"><text:span text:style-name="CharStyle12"><text:span text:style-name="T5">prevŕta dosky</text:span></text:span></text:p>
        <text:p text:style-name="P21"><text:span text:style-name="CharStyle12"><text:span text:style-name="T5">tiem a bludu</text:span></text:span></text:p>
        <text:p text:style-name="P21"><text:span text:style-name="CharStyle12"><text:span text:style-name="T5">a vlieva sa v prúd</text:span></text:span></text:p>
        <text:p text:style-name="P21"><text:span text:style-name="CharStyle12"><text:span text:style-name="T5">tých odkliatych síl</text:span></text:span></text:p>
        <text:p text:style-name="P21"><text:span text:style-name="CharStyle12"><text:span text:style-name="T5">čo pretvoria svet</text:span></text:span></text:p>
        <text:p text:style-name="P21"><text:span text:style-name="CharStyle12"><text:span text:style-name="T5">v šťastný domov </text:span></text:span><text:span text:style-name="CharStyle12"><text:span text:style-name="T3">ľ</text:span></text:span><text:span text:style-name="CharStyle12"><text:span text:style-name="T5">udu</text:span></text:span></text:p>
        <text:p text:style-name="P32"><text:span text:style-name="CharStyle14"><text:span text:style-name="T5"/></text:span></text:p>
        <text:p text:style-name="P16"><text:span text:style-name="CharStyle12"><text:span text:style-name="T5">A beží ako</text:span></text:span></text:p>
        <text:p text:style-name="P21"><text:span text:style-name="CharStyle12"><text:span text:style-name="T5">telegrafný dr</text:span></text:span><text:span text:style-name="CharStyle12"><text:span text:style-name="T3">ó</text:span></text:span><text:span text:style-name="CharStyle12"><text:span text:style-name="T5">t</text:span></text:span></text:p>
        <text:p text:style-name="P21"><text:span text:style-name="CharStyle12"><text:span text:style-name="T5">mestami sadmi</text:span></text:span></text:p>
        <text:p text:style-name="P21"><text:span text:style-name="CharStyle12"><text:span text:style-name="T5">dedinami</text:span></text:span></text:p>
        <text:p text:style-name="P21"><text:span text:style-name="CharStyle12"><text:span text:style-name="T5">s radostnou zvesťou</text:span></text:span></text:p>
        <text:p text:style-name="P21"><text:span text:style-name="CharStyle12"><text:span text:style-name="T5">s vetrom o závod</text:span></text:span></text:p>
        <text:p text:style-name="P21"><text:span text:style-name="CharStyle12"><text:span text:style-name="T5">že ide sprievod</text:span></text:span></text:p>
        <text:p text:style-name="P21"><text:span text:style-name="CharStyle12"><text:span text:style-name="T5">vyčkávaný</text:span></text:span></text:p>
        <text:p text:style-name="P13"><text:span text:style-name="CharStyle12"><text:span text:style-name="T5"/></text:span></text:p>
        <text:p text:style-name="P21"><text:span text:style-name="CharStyle12"><text:span text:style-name="T5">Sprievod hlásený</text:span></text:span></text:p>
        <text:p text:style-name="P21"><text:span text:style-name="CharStyle12"><text:span text:style-name="T5">fanfárami</text:span></text:span></text:p>
        <text:p text:style-name="P21"><text:span text:style-name="CharStyle12"><text:span text:style-name="T5">pod rozviatymi</text:span></text:span></text:p>
        <text:p text:style-name="P21"><text:span text:style-name="CharStyle12"><text:span text:style-name="T5">zástavami</text:span></text:span></text:p>
        <text:p text:style-name="P21"><text:span text:style-name="CharStyle12"><text:span text:style-name="T5">hrmí a spieva</text:span></text:span></text:p>
        <text:p text:style-name="P21"><text:span text:style-name="CharStyle12"><text:span text:style-name="T5">dlažbou hluchých duší</text:span></text:span></text:p>
        <text:p text:style-name="P21"><text:span text:style-name="CharStyle12"><text:span text:style-name="T5">ako rozsievač</text:span></text:span></text:p>
        <text:p text:style-name="P21"><text:span text:style-name="CharStyle12"><text:span text:style-name="T5">z jari nad brázdami</text:span></text:span></text:p>
        <text:p text:style-name="P13"><text:span text:style-name="CharStyle12"><text:span text:style-name="T5"/></text:span></text:p>
        <text:p text:style-name="P21"><text:span text:style-name="CharStyle12"><text:span text:style-name="T5">Tak ako hudba</text:span></text:span></text:p>
        <text:p text:style-name="P21"><text:span text:style-name="CharStyle12"><text:span text:style-name="T5">telegrafných dr</text:span></text:span><text:span text:style-name="CharStyle12"><text:span text:style-name="T8">ó</text:span></text:span><text:span text:style-name="CharStyle12"><text:span text:style-name="T5">tov</text:span></text:span></text:p>
        <text:p text:style-name="P21"><text:span text:style-name="CharStyle12"><text:span text:style-name="T5">v pustom chotári</text:span></text:span></text:p>
        <text:p text:style-name="P21"><text:span text:style-name="CharStyle12"><text:span text:style-name="T5">za mrazivej noci</text:span></text:span></text:p>
        <text:p text:style-name="P21"><text:span text:style-name="CharStyle12"><text:span text:style-name="T5">znejú akordy</text:span></text:span></text:p>
        <text:p text:style-name="P21"><text:span text:style-name="CharStyle12"><text:span text:style-name="T5">blížiacich sa krokov</text:span></text:span></text:p>
        <text:p text:style-name="P21"><text:soft-page-break/><text:span text:style-name="CharStyle12"><text:span text:style-name="T5">von z tmavých chodieb</text:span></text:span></text:p>
        <text:p text:style-name="P21"><text:span text:style-name="CharStyle12"><text:span text:style-name="T5">vlhkých tisícročí</text:span></text:span></text:p>
        <text:p text:style-name="P32"><text:span text:style-name="CharStyle14"><text:span text:style-name="T5"/></text:span></text:p>
        <text:p text:style-name="P16"><text:span text:style-name="CharStyle12"><text:span text:style-name="T5">Idú zástupy</text:span></text:span></text:p>
        <text:p text:style-name="P21"><text:span text:style-name="CharStyle12"><text:span text:style-name="T5">s čelom proti zlobe</text:span></text:span></text:p>
        <text:p text:style-name="P21"><text:span text:style-name="CharStyle12"><text:span text:style-name="T5">pod zástavami</text:span></text:span></text:p>
        <text:p text:style-name="P21"><text:span text:style-name="CharStyle12"><text:span text:style-name="T5">všesvetových vlád</text:span></text:span></text:p>
        <text:p text:style-name="P21"><text:span text:style-name="CharStyle12"><text:span text:style-name="T5">úžasná sila</text:span></text:span></text:p>
        <text:p text:style-name="P21"><text:span text:style-name="CharStyle12"><text:span text:style-name="T5">prv uspatá v hrobe</text:span></text:span></text:p>
        <text:p text:style-name="P21"><text:span text:style-name="CharStyle12"><text:span text:style-name="T5">budí sa k právu silou kanonád</text:span></text:span></text:p>
        <text:p text:style-name="P13"><text:span text:style-name="CharStyle12"><text:span text:style-name="T5"/></text:span></text:p>
        <text:p text:style-name="P21"><text:span text:style-name="CharStyle12"><text:span text:style-name="T5">O bralá trieska</text:span></text:span></text:p>
        <text:p text:style-name="P21"><text:span text:style-name="CharStyle12"><text:span text:style-name="T5">klamné archy zlata</text:span></text:span></text:p>
        <text:p text:style-name="P21"><text:span text:style-name="CharStyle12"><text:span text:style-name="T5">tým búrkou tlieska</text:span></text:span></text:p>
        <text:p text:style-name="P21"><text:span text:style-name="CharStyle12"><text:span text:style-name="T5">ktorým práca svätá</text:span></text:span></text:p>
        <text:p text:style-name="P21"><text:span text:style-name="CharStyle12"><text:span text:style-name="T5">tým ktorým plachtou</text:span></text:span></text:p>
        <text:p text:style-name="P21"><text:span text:style-name="CharStyle12"><text:span text:style-name="T5">mier je v živote</text:span></text:span></text:p>
        <text:p text:style-name="P21"><text:span text:style-name="CharStyle12"><text:span text:style-name="T5">prilipla s láskou</text:span></text:span></text:p>
        <text:p text:style-name="P21"><text:span text:style-name="CharStyle12"><text:span text:style-name="T5">v hviezdnom blyskote</text:span></text:span></text:p>
        <text:p text:style-name="P13"><text:span text:style-name="CharStyle12"><text:span text:style-name="T5"/></text:span></text:p>
        <text:p text:style-name="P21"><text:span text:style-name="CharStyle12"><text:span text:style-name="T5">Ten pochod ľudu</text:span></text:span></text:p>
        <text:p text:style-name="P21"><text:span text:style-name="CharStyle12"><text:span text:style-name="T5">potom páchnuci</text:span></text:span></text:p>
        <text:p text:style-name="P21"><text:span text:style-name="CharStyle12"><text:span text:style-name="T5">na našu hrudu</text:span></text:span></text:p>
        <text:p text:style-name="P21"><text:span text:style-name="CharStyle12"><text:span text:style-name="T5">je dážď padnúci</text:span></text:span></text:p>
        <text:p text:style-name="P21"><text:span text:style-name="CharStyle12"><text:span text:style-name="T5">zakvitne klasom</text:span></text:span></text:p>
        <text:p text:style-name="P21"><text:span text:style-name="CharStyle12"><text:span text:style-name="T5">skalnatá zem naša</text:span></text:span></text:p>
        <text:p text:style-name="P21"><text:span text:style-name="CharStyle12"><text:span text:style-name="T5">zasadne na trón</text:span></text:span></text:p>
        <text:p text:style-name="P21"><text:span text:style-name="CharStyle12"><text:span text:style-name="T5">láska mier a práca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13"><text:span text:style-name="CharStyle12"><text:span text:style-name="T5">PRE</text:span></text:span><text:span text:style-name="CharStyle12"><text:span text:style-name="T1">DJ</text:span></text:span><text:span text:style-name="CharStyle12"><text:span text:style-name="T5">ARIE</text:span></text:span></text:p>
        <text:p text:style-name="P13"><text:span text:style-name="CharStyle12"><text:span text:style-name="T5"/></text:span></text:p>
        <text:p text:style-name="P21"><text:span text:style-name="CharStyle12"><text:span text:style-name="T5">Už jar sa blíži k nám míľovými krokmi</text:span></text:span></text:p>
        <text:p text:style-name="P21"><text:soft-page-break/><text:span text:style-name="CharStyle12"><text:span text:style-name="T5">odtni mi haluz uschnutú so srdca mi ju odtni</text:span></text:span></text:p>
        <text:p text:style-name="P21"><text:span text:style-name="CharStyle12"><text:span text:style-name="T5">nech vypučí tam iný štep</text:span></text:span></text:p>
        <text:p text:style-name="P13"><text:span text:style-name="CharStyle12"><text:span text:style-name="T5"/></text:span></text:p>
        <text:p text:style-name="P21"><text:span text:style-name="CharStyle12"><text:span text:style-name="T5">A vysuš mláky z ciest popože</text:span></text:span><text:span text:style-name="CharStyle12"><text:span text:style-name="T1">ň</text:span></text:span><text:span text:style-name="CharStyle12"><text:span text:style-name="T5"> kalné vody</text:span></text:span></text:p>
        <text:p text:style-name="P21"><text:span text:style-name="CharStyle12"><text:span text:style-name="T5">nech príde do čistých perín to čo sa rodí</text:span></text:span></text:p>
        <text:p text:style-name="P21"><text:span text:style-name="CharStyle12"><text:span text:style-name="T5">nový človek a nový svet</text:span></text:span></text:p>
        <text:p text:style-name="P13"><text:span text:style-name="CharStyle12"><text:span text:style-name="T5"/></text:span></text:p>
        <text:p text:style-name="P21"><text:span text:style-name="CharStyle12"><text:span text:style-name="T5">Nech sa dnes šnúry brázd na roliach napínajú</text:span></text:span></text:p>
        <text:p text:style-name="P21"><text:span text:style-name="CharStyle12"><text:span text:style-name="T5">jak struny na harfách ktoré o láske hrajú</text:span></text:span></text:p>
        <text:p text:style-name="P21"><text:span text:style-name="CharStyle12"><text:span text:style-name="T5">o kráse života</text:span></text:span></text:p>
        <text:p text:style-name="P13"><text:span text:style-name="CharStyle12"><text:span text:style-name="T5"/></text:span></text:p>
        <text:p text:style-name="P21"><text:span text:style-name="CharStyle12"><text:span text:style-name="T5">A nech sa v údoliach vždy dobré dielo tvorí</text:span></text:span></text:p>
        <text:p text:style-name="P21"><text:span text:style-name="CharStyle12"><text:span text:style-name="T5">zatiaľ čo nad nami ako stráž stoja hory</text:span></text:span></text:p>
        <text:p text:style-name="P21"><text:span text:style-name="CharStyle12"><text:span text:style-name="T5">a v tom je istota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8"><text:span text:style-name="CharStyle12"><text:span text:style-name="T5">ÚRODNÝ KAMEŇ</text:span></text:span></text:p>
        <text:p text:style-name="P13"><text:span text:style-name="CharStyle12"><text:span text:style-name="T5"/></text:span></text:p>
        <text:p text:style-name="P21"><text:span text:style-name="CharStyle12"><text:span text:style-name="T5">Skala, čo rodí klas a kvet,</text:span></text:span></text:p>
        <text:p text:style-name="P21"><text:span text:style-name="CharStyle12"><text:span text:style-name="T5">kameň čarovnej moci,</text:span></text:span></text:p>
        <text:p text:style-name="P21"><text:span text:style-name="CharStyle12"><text:span text:style-name="T5">kryšt</text:span></text:span><text:span text:style-name="CharStyle12"><text:span text:style-name="T3">a</text:span></text:span><text:span text:style-name="CharStyle12"><text:span text:style-name="T5">l, v ktorom zrieť nový svet,</text:span></text:span></text:p>
        <text:p text:style-name="P21"><text:span text:style-name="CharStyle12"><text:span text:style-name="T5">jak by sa rozvil vzácny kvet</text:span></text:span></text:p>
        <text:p text:style-name="P21"><text:span text:style-name="CharStyle12"><text:span text:style-name="T5">za svätojánskej noci.</text:span></text:span></text:p>
        <text:p text:style-name="P13"><text:span text:style-name="CharStyle12"><text:span text:style-name="T5"/></text:span></text:p>
        <text:p text:style-name="P21"><text:span text:style-name="CharStyle12"><text:span text:style-name="T5">To je tá svätojánska noc</text:span></text:span></text:p>
        <text:p text:style-name="P21"><text:span text:style-name="CharStyle12"><text:span text:style-name="T5">revolúciou zvaná;</text:span></text:span></text:p>
        <text:p text:style-name="P16"><text:span text:style-name="CharStyle12"><text:span text:style-name="T5">ňou prešla všetka zemská moc</text:span></text:span></text:p>
        <text:p text:style-name="P21"><text:span text:style-name="CharStyle12"><text:span text:style-name="T5">do rúk tých, čo ju chránia.</text:span></text:span></text:p>
        <text:p text:style-name="P21"><text:span text:style-name="CharStyle12"><text:span text:style-name="T5">Na ich hrudi spí v objeme</text:span></text:span></text:p>
        <text:p text:style-name="P21"><text:span text:style-name="CharStyle12"><text:span text:style-name="T5">ako milenka sladká,</text:span></text:span></text:p>
        <text:p text:style-name="P21"><text:span text:style-name="CharStyle12"><text:span text:style-name="T5">s ňou do nových čias ideme</text:span></text:span></text:p>
        <text:p text:style-name="P21"><text:span text:style-name="CharStyle12"><text:span text:style-name="T5">v čatách mocného bratstva.</text:span></text:span></text:p>
        <text:p text:style-name="P32"><text:span text:style-name="CharStyle14"><text:span text:style-name="T5"/></text:span></text:p>
        <text:p text:style-name="P16"><text:span text:style-name="CharStyle12"><text:span text:style-name="T5">A jej úroda: klas a kvet</text:span></text:span></text:p>
        <text:p text:style-name="P21"><text:soft-page-break/><text:span text:style-name="CharStyle12"><text:span text:style-name="T5">vyrástly na kameni</text:span></text:span></text:p>
        <text:p text:style-name="P21"><text:span text:style-name="CharStyle12"><text:span text:style-name="T5">ako cez svätojánsku noc</text:span></text:span></text:p>
        <text:p text:style-name="P21"><text:span text:style-name="CharStyle12"><text:span text:style-name="T5">továrne v našej zemi.</text:span></text:span></text:p>
        <text:p text:style-name="P13"><text:span text:style-name="CharStyle12"><text:span text:style-name="T5"/></text:span></text:p>
        <text:p text:style-name="P21"><text:span text:style-name="CharStyle12"><text:span text:style-name="T5">Už nie dlhý voj pltníkov</text:span></text:span></text:p>
        <text:p text:style-name="P21"><text:span text:style-name="CharStyle12"><text:span text:style-name="T5">pod komárňanským mostom,</text:span></text:span></text:p>
        <text:p text:style-name="P21"><text:span text:style-name="CharStyle12"><text:span text:style-name="T5">už nie horeháj zbojníkov,</text:span></text:span></text:p>
        <text:p text:style-name="P21"><text:span text:style-name="CharStyle12"><text:span text:style-name="T5">nie drina na dni pôstnom,</text:span></text:span></text:p>
        <text:p text:style-name="P21"><text:span text:style-name="CharStyle12"><text:span text:style-name="T5">lež ako v svätojánsku noc,</text:span></text:span></text:p>
        <text:p text:style-name="P21"><text:span text:style-name="CharStyle12"><text:span text:style-name="T5">keď zázraky sa dejú,</text:span></text:span></text:p>
        <text:p text:style-name="P21"><text:span text:style-name="CharStyle12"><text:span text:style-name="T5">spieva stroj zo slovenských nôt</text:span></text:span></text:p>
        <text:p text:style-name="P21"><text:span text:style-name="CharStyle12"><text:span text:style-name="T5">radostnú epopeju.</text:span></text:span></text:p>
        <text:p text:style-name="P13"><text:span text:style-name="CharStyle12"><text:span text:style-name="T5"/></text:span></text:p>
        <text:p text:style-name="P21"><text:span text:style-name="CharStyle12"><text:span text:style-name="T5">Nad hrobami drevených pájt,</text:span></text:span></text:p>
        <text:p text:style-name="P21"><text:span text:style-name="CharStyle12"><text:span text:style-name="T5">v ktorých sa Slovák biedou dusil,</text:span></text:span></text:p>
        <text:p text:style-name="P21"><text:span text:style-name="CharStyle12"><text:span text:style-name="T5">čnie fabrických komínov háj.</text:span></text:span></text:p>
        <text:p text:style-name="P13"><text:span text:style-name="CharStyle12"><text:span text:style-name="T5"/></text:span></text:p>
        <text:p text:style-name="P19"><text:span text:style-name="CharStyle12"><text:span text:style-name="T5">Kto taký les len sadiť skúsil?</text:span></text:span></text:p>
        <text:p text:style-name="P13"><text:span text:style-name="CharStyle12"><text:span text:style-name="T5"/></text:span></text:p>
        <text:p text:style-name="P21"><text:span text:style-name="CharStyle12"><text:span text:style-name="T5">Slovenské prsty zasadily</text:span></text:span></text:p>
        <text:p text:style-name="P21"><text:span text:style-name="CharStyle12"><text:span text:style-name="T5">tie stromy biede na mohyly!</text:span></text:span></text:p>
        <text:p text:style-name="P13"><text:span text:style-name="CharStyle12"><text:span text:style-name="T5"/></text:span></text:p>
        <text:p text:style-name="P21"><text:span text:style-name="CharStyle12"><text:span text:style-name="T5">Ty drahá zem, prv blikajúca</text:span></text:span></text:p>
        <text:p text:style-name="P21"><text:span text:style-name="CharStyle12"><text:span text:style-name="T5">jak lampáš maštaľný,</text:span></text:span></text:p>
        <text:p text:style-name="P21"><text:span text:style-name="CharStyle12"><text:span text:style-name="T5">lež dnes rozžatá do horúca</text:span></text:span></text:p>
        <text:p text:style-name="P21"><text:span text:style-name="CharStyle12"><text:span text:style-name="T5">rukami v továrni!</text:span></text:span></text:p>
        <text:p text:style-name="P32"><text:span text:style-name="CharStyle14"><text:span text:style-name="T5"/></text:span></text:p>
        <text:p text:style-name="P16"><text:span text:style-name="CharStyle12"><text:span text:style-name="T5">Krásami vyšperkovaná</text:span></text:span></text:p>
        <text:p text:style-name="P21"><text:span text:style-name="CharStyle12"><text:span text:style-name="T5">má ozdobu pri ozdobe,</text:span></text:span></text:p>
        <text:p text:style-name="P21"><text:span text:style-name="CharStyle12"><text:span text:style-name="T5">tam továreň, priehrada, baňa</text:span></text:span></text:p>
        <text:p text:style-name="P21"><text:span text:style-name="CharStyle12"><text:span text:style-name="T5">pre radosť všetkým v národe.</text:span></text:span></text:p>
        <text:p text:style-name="P13"><text:span text:style-name="CharStyle12"><text:span text:style-name="T5"/></text:span></text:p>
        <text:p text:style-name="P21"><text:span text:style-name="CharStyle12"><text:span text:style-name="T5">Klasmi a kvetmi bohatá</text:span></text:span></text:p>
        <text:p text:style-name="P21"><text:span text:style-name="CharStyle12"><text:span text:style-name="T5">v stráni i dolu na nížine;</text:span></text:span></text:p>
        <text:p text:style-name="P21"><text:soft-page-break/><text:span text:style-name="CharStyle12"><text:span text:style-name="T5">skala, prútmi rúk </text:span></text:span><text:span text:style-name="CharStyle12"><text:span text:style-name="T1">od</text:span></text:span><text:span text:style-name="CharStyle12"><text:span text:style-name="T5">klia</text:span></text:span><text:span text:style-name="CharStyle12"><text:span text:style-name="T1">ta</text:span></text:span></text:p>
        <text:p text:style-name="P21"><text:span text:style-name="CharStyle12"><text:span text:style-name="T5">— v nej v najkrajšej sme domovine.</text:span></text:span></text:p>
        <text:p text:style-name="P21"><text:span text:style-name="CharStyle12"><text:span text:style-name="T5">Prisatí na ňu ústami,</text:span></text:span></text:p>
        <text:p text:style-name="P21"><text:span text:style-name="CharStyle12"><text:span text:style-name="T5">ktoré vždy moja, moja hudú,</text:span></text:span></text:p>
        <text:p text:style-name="P21"><text:span text:style-name="CharStyle12"><text:span text:style-name="T5">kŕčovitými prstami</text:span></text:span></text:p>
        <text:p text:style-name="P21"><text:span text:style-name="CharStyle12"><text:span text:style-name="T5">držiac životadarnú hrudu.</text:span></text:span></text:p>
        <text:p text:style-name="P13"><text:span text:style-name="CharStyle12"><text:span text:style-name="T5"/></text:span></text:p>
        <text:p text:style-name="P21"><text:span text:style-name="CharStyle12"><text:span text:style-name="T5">Do jej kameňov úrodných</text:span></text:span></text:p>
        <text:p text:style-name="P21"><text:span text:style-name="CharStyle12"><text:span text:style-name="T5">krešem dnes ťažkou rukou: skvitni;</text:span></text:span></text:p>
        <text:p text:style-name="P21"><text:span text:style-name="CharStyle12"><text:span text:style-name="T5">či v zlý a či v </text:span></text:span><text:span text:style-name="CharStyle12"><text:span text:style-name="T8">č</text:span></text:span><text:span text:style-name="CharStyle12"><text:span text:style-name="T5">as príhodný,</text:span></text:span></text:p>
        <text:p text:style-name="P21"><text:span text:style-name="CharStyle12"><text:span text:style-name="T5">v nej v najdrahšej sme dedovizni.</text:span></text:span></text:p>
        <text:p text:style-name="P13"><text:span text:style-name="CharStyle12"><text:span text:style-name="T5"/></text:span></text:p>
        <text:p text:style-name="P21"><text:span text:style-name="CharStyle12"><text:span text:style-name="T5">Miesto maštaľných lampášov</text:span></text:span></text:p>
        <text:p text:style-name="P21"><text:span text:style-name="CharStyle12"><text:span text:style-name="T5">les elektrických lámp v nej svieti</text:span></text:span></text:p>
        <text:p text:style-name="P21"><text:span text:style-name="CharStyle12"><text:span text:style-name="T5">a bujarou samopašou</text:span></text:span></text:p>
        <text:p text:style-name="P21"><text:span text:style-name="CharStyle12"><text:span text:style-name="T5">ňou rozlieha sa pokrik detí</text:span></text:span></text:p>
        <text:p text:style-name="P13"><text:span text:style-name="CharStyle12"><text:span text:style-name="T5"/></text:span></text:p>
        <text:p text:style-name="P21"><text:span text:style-name="CharStyle12"><text:span text:style-name="T5">Kým tváre otcov voňajú</text:span></text:span></text:p>
        <text:p text:style-name="P21"><text:span text:style-name="CharStyle12"><text:span text:style-name="T5">kvety, čo rastú na kameni.</text:span></text:span></text:p>
        <text:p text:style-name="P21"><text:span text:style-name="CharStyle12"><text:span text:style-name="T5">Svoj pot i um jej dávajú</text:span></text:span></text:p>
        <text:p text:style-name="P21"><text:span text:style-name="CharStyle12"><text:span text:style-name="T5">za štedrý pokrm každodenný.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13"><text:span text:style-name="CharStyle12"><text:span text:style-name="T5">KÚPEĽ</text:span></text:span></text:p>
        <text:p text:style-name="P19"><text:span text:style-name="CharStyle12"><text:span text:style-name="T5"/></text:span></text:p>
        <text:p text:style-name="P16"><text:span text:style-name="CharStyle12"><text:span text:style-name="T5">Vám ktorí denne slepo strkáte</text:span></text:span></text:p>
        <text:p text:style-name="P21"><text:span text:style-name="CharStyle12"><text:span text:style-name="T5">končeky prstov do svätenej vody</text:span></text:span></text:p>
        <text:p text:style-name="P21"><text:span text:style-name="CharStyle12"><text:span text:style-name="T5">chcem riecť že v revolučnom ornáte</text:span></text:span></text:p>
        <text:p text:style-name="P21"><text:span text:style-name="CharStyle12"><text:span text:style-name="T1">j</text:span></text:span><text:span text:style-name="CharStyle12"><text:span text:style-name="T5">a sa chcem vrhnúť</text:span></text:span></text:p>
        <text:p text:style-name="P21"><text:span text:style-name="CharStyle12"><text:span text:style-name="T5">strmhlav</text:span></text:span></text:p>
        <text:p text:style-name="P21"><text:span text:style-name="CharStyle12"><text:span text:style-name="T5">do slobody</text:span></text:span></text:p>
        <text:p text:style-name="P13"><text:span text:style-name="CharStyle12"><text:span text:style-name="T5"/></text:span></text:p>
        <text:p text:style-name="P21"><text:span text:style-name="CharStyle12"><text:span text:style-name="T5">A vystúpiť z nej o dvadsať liet mladší</text:span></text:span></text:p>
        <text:p text:style-name="P21"><text:span text:style-name="CharStyle12"><text:span text:style-name="T5">aby som stačil mládežníckym krokom</text:span></text:span></text:p>
        <text:p text:style-name="P21"><text:soft-page-break/><text:span text:style-name="CharStyle12"><text:span text:style-name="T5">s tými čo idú v mraze slnci daždi</text:span></text:span></text:p>
        <text:p text:style-name="P21"><text:span text:style-name="CharStyle12"><text:span text:style-name="T5">v ústrety krajším mesiacom a rokom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13"><text:span text:style-name="CharStyle12"><text:span text:style-name="T5">STRÁŽ MIERU</text:span></text:span></text:p>
        <text:p text:style-name="P19"><text:span text:style-name="CharStyle12"><text:span text:style-name="T5"/></text:span></text:p>
        <text:p text:style-name="P16"><text:span text:style-name="CharStyle12"><text:span text:style-name="T5">Komíny dymiace ako pištole</text:span></text:span></text:p>
        <text:p text:style-name="P21"><text:span text:style-name="CharStyle12"><text:span text:style-name="T5">po vystrelení.</text:span></text:span></text:p>
        <text:p text:style-name="P16"><text:span text:style-name="CharStyle12"><text:span text:style-name="T5">Ktože to leží v krvi na dvore</text:span></text:span></text:p>
        <text:p text:style-name="P21"><text:span text:style-name="CharStyle12"><text:span text:style-name="T5">dokaličený?</text:span></text:span></text:p>
        <text:p text:style-name="P13"><text:span text:style-name="CharStyle12"><text:span text:style-name="T5"/></text:span></text:p>
        <text:p text:style-name="P21"><text:span text:style-name="CharStyle12"><text:span text:style-name="T5">Koho trafila guľa — umnica</text:span></text:span></text:p>
        <text:p text:style-name="P21"><text:span text:style-name="CharStyle12"><text:span text:style-name="T5">až dodýchal?</text:span></text:span></text:p>
        <text:p text:style-name="P13"><text:span text:style-name="CharStyle12"><text:span text:style-name="T5">Kto zlatom dáviac krvou potí sa?</text:span></text:span></text:p>
        <text:p text:style-name="P13"><text:span text:style-name="CharStyle12"><text:span text:style-name="T5">KAPITÁL!</text:span></text:span></text:p>
        <text:p text:style-name="P13"><text:span text:style-name="CharStyle12"><text:span text:style-name="T5"/></text:span></text:p>
        <text:p text:style-name="P21"><text:span text:style-name="CharStyle12"><text:span text:style-name="T5">Komíny trčia ako hrozné delá</text:span></text:span></text:p>
        <text:p text:style-name="P21"><text:span text:style-name="CharStyle12"><text:span text:style-name="T5">hore k oblohe.</text:span></text:span></text:p>
        <text:p text:style-name="P16"><text:span text:style-name="CharStyle12"><text:span text:style-name="T5">Na stráži mieru ve</text:span></text:span><text:span text:style-name="CharStyle12"><text:span text:style-name="T8">č</text:span></text:span><text:span text:style-name="CharStyle12"><text:span text:style-name="T5">ná čata bdelá</text:span></text:span></text:p>
        <text:p text:style-name="P21"><text:span text:style-name="CharStyle12"><text:span text:style-name="T5">s robotným ľudom v zálohe.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13"><text:span text:style-name="CharStyle12"><text:span text:style-name="T1">BA</text:span></text:span><text:span text:style-name="CharStyle12"><text:span text:style-name="T5">Š</text:span></text:span><text:span text:style-name="CharStyle12"><text:span text:style-name="T1">TA</text:span></text:span></text:p>
        <text:p text:style-name="P19"><text:span text:style-name="CharStyle12"><text:span text:style-name="T1"/></text:span></text:p>
        <text:p text:style-name="P16"><text:span text:style-name="CharStyle12"><text:span text:style-name="T5">Tma — brečtan na hroboch — kol smrtných stĺpov</text:span></text:span></text:p>
        <text:p text:style-name="P21"><text:span text:style-name="CharStyle12"><text:span text:style-name="T5">pne sa</text:span></text:span></text:p>
        <text:p text:style-name="P21"><text:span text:style-name="CharStyle12"><text:span text:style-name="T5">a v dyme diel a striel a at</text:span></text:span><text:span text:style-name="CharStyle12"><text:span text:style-name="T1">ó</text:span></text:span><text:span text:style-name="CharStyle12"><text:span text:style-name="T5">mových bômb</text:span></text:span></text:p>
        <text:p text:style-name="P21"><text:span text:style-name="CharStyle12"><text:span text:style-name="T5">sa chvie i naša zem — ten dobrý rodný dom</text:span></text:span></text:p>
        <text:p text:style-name="P21"><text:span text:style-name="CharStyle12"><text:span text:style-name="T5">kým podpaľačská tvár sa šker</text:span></text:span><text:span text:style-name="CharStyle12"><text:span text:style-name="T1">í</text:span></text:span><text:span text:style-name="CharStyle12"><text:span text:style-name="T5"> v maske svätca</text:span></text:span></text:p>
        <text:p text:style-name="P13"><text:span text:style-name="CharStyle12"><text:span text:style-name="T5"/></text:span></text:p>
        <text:p text:style-name="P21"><text:span text:style-name="CharStyle12"><text:span text:style-name="T5">Tu k tebe primknem sa môj pracujúci </text:span></text:span><text:span text:style-name="CharStyle12"><text:span text:style-name="T1">ľ</text:span></text:span><text:span text:style-name="CharStyle12"><text:span text:style-name="T5">ud</text:span></text:span></text:p>
        <text:p text:style-name="P21"><text:span text:style-name="CharStyle12"><text:span text:style-name="T5">ty sila väčšia si nad atomový tresk</text:span></text:span><text:span text:style-name="CharStyle12"><text:span text:style-name="T1">,</text:span></text:span></text:p>
        <text:p text:style-name="P21"><text:span text:style-name="CharStyle12"><text:span text:style-name="T5">a bašta prepevná čo nerozmetá blesk</text:span></text:span></text:p>
        <text:p text:style-name="P21"><text:span text:style-name="CharStyle12"><text:span text:style-name="T5">oddávna tvor</text:span></text:span><text:span text:style-name="CharStyle12"><text:span text:style-name="T3">i</text:span></text:span><text:span text:style-name="CharStyle12"><text:span text:style-name="T5">te</text:span></text:span><text:span text:style-name="CharStyle12"><text:span text:style-name="T3">ľ</text:span></text:span><text:span text:style-name="CharStyle12"><text:span text:style-name="T5"> chleba zo skalných hrúd</text:span></text:span></text:p>
        <text:p text:style-name="P13"><text:soft-page-break/><text:span text:style-name="CharStyle12"><text:span text:style-name="T5"/></text:span></text:p>
        <text:p text:style-name="P21"><text:span text:style-name="CharStyle12"><text:span text:style-name="T5">Nad tvojou krajinou je pánom vzduchu mier</text:span></text:span></text:p>
        <text:p text:style-name="P21"><text:span text:style-name="CharStyle12"><text:span text:style-name="T5">sem vojna nevkročí tu pre ňu miesta niet</text:span></text:span></text:p>
        <text:p text:style-name="P21"><text:span text:style-name="CharStyle12"><text:span text:style-name="T5">tu kŕdle holubíc sa oddávajú v </text:span></text:span><text:span text:style-name="CharStyle12"><text:span text:style-name="T8">l</text:span></text:span><text:span text:style-name="CharStyle12"><text:span text:style-name="T5">et</text:span></text:span></text:p>
        <text:p text:style-name="P21"><text:span text:style-name="CharStyle12"><text:span text:style-name="T5">a brigádnický spev sa perlí s rudých pier</text:span></text:span></text:p>
        <text:p text:style-name="P13"><text:span text:style-name="CharStyle12"><text:span text:style-name="T5"/></text:span></text:p>
        <text:p text:style-name="P21"><text:span text:style-name="CharStyle12"><text:span text:style-name="T5">Ja rád mám túto zem jak svojich detí pár</text:span></text:span></text:p>
        <text:p text:style-name="P21"><text:span text:style-name="CharStyle12"><text:span text:style-name="T5">a všetko za ňu dám: i krv i šat i česť</text:span></text:span></text:p>
        <text:p text:style-name="P21"><text:span text:style-name="CharStyle12"><text:span text:style-name="T5">je ako rozvitá májová ratolesť</text:span></text:span></text:p>
        <text:p text:style-name="P21"><text:span text:style-name="CharStyle12"><text:span text:style-name="T5">čo kvetom zatôni zlú podpaľačskú tvár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13"><text:span text:style-name="CharStyle12"><text:span text:style-name="T5">BAN</text:span></text:span><text:span text:style-name="CharStyle12"><text:span text:style-name="T8">Í</text:span></text:span><text:span text:style-name="CharStyle12"><text:span text:style-name="T5">KOM</text:span></text:span></text:p>
        <text:p text:style-name="P13"><text:span text:style-name="CharStyle12"><text:span text:style-name="T5"/></text:span></text:p>
        <text:p text:style-name="P21"><text:span text:style-name="CharStyle12"><text:span text:style-name="T5">Zdar Boh súdruhovia pre omladenie spevu</text:span></text:span></text:p>
        <text:p text:style-name="P21"><text:span text:style-name="CharStyle12"><text:span text:style-name="T5">ja básnik od Váhu idem k vám na návštevu</text:span></text:span></text:p>
        <text:p text:style-name="P13"><text:span text:style-name="CharStyle12"><text:span text:style-name="T5"/></text:span></text:p>
        <text:p text:style-name="P21"><text:span text:style-name="CharStyle12"><text:span text:style-name="T5">Prinášam pozdrav vám a vrelý ruky stisk</text:span></text:span></text:p>
        <text:p text:style-name="P21"><text:span text:style-name="CharStyle12"><text:span text:style-name="T5">od gazdov garbiarov rubačov liptovských</text:span></text:span></text:p>
        <text:p text:style-name="P13"><text:span text:style-name="CharStyle12"><text:span text:style-name="T5"/></text:span></text:p>
        <text:p text:style-name="P21"><text:span text:style-name="CharStyle12"><text:span text:style-name="T5">Aj od ich mladých žien vám nesiem vďak</text:span></text:span><text:span text:style-name="CharStyle12"><text:span text:style-name="T1">yv</text:span></text:span><text:span text:style-name="CharStyle12"><text:span text:style-name="T5">zdanie</text:span></text:span></text:p>
        <text:p text:style-name="P21"><text:span text:style-name="CharStyle12"><text:span text:style-name="T5">za teplo v izbici čo z vašich dlaní planie</text:span></text:span></text:p>
        <text:p text:style-name="P13"><text:span text:style-name="CharStyle12"><text:span text:style-name="T5"/></text:span></text:p>
        <text:p text:style-name="P21"><text:span text:style-name="CharStyle12"><text:span text:style-name="T5">Vy zapredanci tmy nám svetlo prinášate</text:span></text:span></text:p>
        <text:p text:style-name="P21"><text:span text:style-name="CharStyle12"><text:span text:style-name="T5">vítaní darcovia života v každom čase</text:span></text:span></text:p>
        <text:p text:style-name="P13"><text:span text:style-name="CharStyle12"><text:span text:style-name="T5"/></text:span></text:p>
        <text:p text:style-name="P21"><text:span text:style-name="CharStyle12"><text:span text:style-name="T5">Ja básnik od Váhu keď rýchlikom k vám cielim</text:span></text:span></text:p>
        <text:p text:style-name="P21"><text:span text:style-name="CharStyle12"><text:span text:style-name="T5">schúlim sa do kúta so svojím bytím celým</text:span></text:span></text:p>
        <text:p text:style-name="P13"><text:span text:style-name="CharStyle12"><text:span text:style-name="T5"/></text:span></text:p>
        <text:p text:style-name="P21"><text:span text:style-name="CharStyle12"><text:span text:style-name="T5">Pred heroizmom sŕdc čo ako hrozná zeme</text:span></text:span></text:p>
        <text:p text:style-name="P21"><text:span text:style-name="CharStyle12"><text:span text:style-name="T5">rastú na stenách šácht odvahou naplnené</text:span></text:span></text:p>
        <text:p text:style-name="P13"><text:span text:style-name="CharStyle12"><text:span text:style-name="T5"/></text:span></text:p>
        <text:p text:style-name="P21"><text:span text:style-name="CharStyle12"><text:span text:style-name="T5">Tu v kraji komínov kde čierny je i vzduch</text:span></text:span></text:p>
        <text:p text:style-name="P21"><text:span text:style-name="CharStyle12"><text:span text:style-name="T5">jak piv</text:span></text:span><text:span text:style-name="CharStyle12"><text:span text:style-name="T1">ó</text:span></text:span><text:span text:style-name="CharStyle12"><text:span text:style-name="T5">nia je </text:span></text:span><text:span text:style-name="CharStyle12"><text:span text:style-name="T8">č</text:span></text:span><text:span text:style-name="CharStyle12"><text:span text:style-name="T5">ervený slnca kruh</text:span></text:span></text:p>
        <text:p text:style-name="P32"><text:soft-page-break/><text:span text:style-name="CharStyle14"><text:span text:style-name="T5"/></text:span></text:p>
        <text:p text:style-name="P16"><text:span text:style-name="CharStyle21"><text:span text:style-name="T5">A ako svieži kvet hodený rukou ženy</text:span></text:span></text:p>
        <text:p text:style-name="P21"><text:span text:style-name="CharStyle12"><text:span text:style-name="T5">vám padá pod nohy keď vraciate sa s smen</text:span></text:span><text:span text:style-name="CharStyle12"><text:span text:style-name="T3">y</text:span></text:span></text:p>
        <text:p text:style-name="P13"><text:span text:style-name="CharStyle12"><text:span text:style-name="T5"/></text:span></text:p>
        <text:p text:style-name="P21"><text:span text:style-name="CharStyle12"><text:span text:style-name="T5">Tu v lese komínov vám vietor do snov hrá</text:span></text:span></text:p>
        <text:p text:style-name="P21"><text:span text:style-name="CharStyle12"><text:span text:style-name="T5">ako veľký organ čierneho Tartara</text:span></text:span></text:p>
        <text:p text:style-name="P13"><text:span text:style-name="CharStyle12"><text:span text:style-name="T5"/></text:span></text:p>
        <text:p text:style-name="P21"><text:span text:style-name="CharStyle12"><text:span text:style-name="T5">Bo kým hore zrie plod a v pároch šantia vtáci</text:span></text:span></text:p>
        <text:p text:style-name="P21"><text:span text:style-name="CharStyle12"><text:span text:style-name="T5">vy zdravie strácate čo viac s</text:span></text:span><text:span text:style-name="CharStyle12"><text:span text:style-name="T1">a</text:span></text:span><text:span text:style-name="CharStyle12"><text:span text:style-name="T5"> nenavráti</text:span></text:span></text:p>
        <text:p text:style-name="P13"><text:span text:style-name="CharStyle12"><text:span text:style-name="T5"/></text:span></text:p>
        <text:p text:style-name="P21"><text:span text:style-name="CharStyle12"><text:span text:style-name="T5">Z vás ako z úpätia hory vrie život sám</text:span></text:span></text:p>
        <text:p text:style-name="P21"><text:span text:style-name="CharStyle12"><text:span text:style-name="T5">ak žriedlo vyschlo by beda ach beda nám</text:span></text:span></text:p>
        <text:p text:style-name="P13"><text:span text:style-name="CharStyle12"><text:span text:style-name="T5"/></text:span></text:p>
        <text:p text:style-name="P21"><text:span text:style-name="CharStyle12"><text:span text:style-name="T5">Z vás ako z jadra slív vždy nový život skvitá</text:span></text:span></text:p>
        <text:p text:style-name="P21"><text:span text:style-name="CharStyle12"><text:span text:style-name="T5">rovinou pádi vlak stroj hučí vo fabrikách</text:span></text:span></text:p>
        <text:p text:style-name="P13"><text:span text:style-name="CharStyle12"><text:span text:style-name="T5"/></text:span></text:p>
        <text:p text:style-name="P21"><text:span text:style-name="CharStyle12"><text:span text:style-name="T5">Turbína krúti sa kotol vrie m</text:span></text:span><text:span text:style-name="CharStyle12"><text:span text:style-name="T3">u</text:span></text:span><text:span text:style-name="CharStyle12"><text:span text:style-name="T5">m</text:span></text:span><text:span text:style-name="CharStyle12"><text:span text:style-name="T3">l</text:span></text:span><text:span text:style-name="CharStyle12"><text:span text:style-name="T5">e si</text:span></text:span></text:p>
        <text:p text:style-name="P21"><text:span text:style-name="CharStyle12"><text:span text:style-name="T5">deti sa ihrajú na dlážke pri peci</text:span></text:span></text:p>
        <text:p text:style-name="P13"><text:span text:style-name="CharStyle12"><text:span text:style-name="T5"/></text:span></text:p>
        <text:p text:style-name="P21"><text:span text:style-name="CharStyle12"><text:span text:style-name="T5">Vy čo jak cmiterom chodíte v chodbách zeme</text:span></text:span></text:p>
        <text:p text:style-name="P21"><text:span text:style-name="CharStyle12"><text:span text:style-name="T5">ste ako dvojníci pre žitie naše denné</text:span></text:span></text:p>
        <text:p text:style-name="P8"><text:span text:style-name="CharStyle12"><text:span text:style-name="T5"/></text:span></text:p>
        <text:p text:style-name="P12"><text:span text:style-name="CharStyle12"><text:span text:style-name="T5">Môj verš jak dláto nech vám v mramor vďaku</text:span></text:span></text:p>
        <text:p text:style-name="P12"><text:span text:style-name="CharStyle12"><text:span text:style-name="T5">ryje</text:span></text:span></text:p>
        <text:p text:style-name="P8"><text:span text:style-name="CharStyle12"><text:span text:style-name="T5">— však láskou prehriaty ako vosk mäkučký je</text:span></text:span></text:p>
        <text:p text:style-name="P13"><text:span text:style-name="CharStyle12"><text:span text:style-name="T5"/></text:span></text:p>
        <text:p text:style-name="P21"><text:span text:style-name="CharStyle12"><text:span text:style-name="T5">Tak stiskom ruky </text:span></text:span><text:span text:style-name="CharStyle12"><text:span text:style-name="T8">l</text:span></text:span><text:span text:style-name="CharStyle12"><text:span text:style-name="T5">en ako muž mužovi</text:span></text:span></text:p>
        <text:p text:style-name="P21"><text:span text:style-name="CharStyle12"><text:span text:style-name="T5">ďakujem vrúcnejšie než verš vie vysloviť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13"><text:span text:style-name="CharStyle12"><text:span text:style-name="T5">H</text:span></text:span><text:span text:style-name="CharStyle12"><text:span text:style-name="T1">OS</text:span></text:span><text:span text:style-name="CharStyle12"><text:span text:style-name="T5">T</text:span></text:span><text:span text:style-name="CharStyle12"><text:span text:style-name="T1">INA</text:span></text:span></text:p>
        <text:p text:style-name="P19"><text:span text:style-name="CharStyle12"><text:span text:style-name="T1"/></text:span></text:p>
        <text:p text:style-name="P27"><text:span text:style-name="CharStyle12"><text:span text:style-name="T5">Ja ostrím na brúse nádejí snov a viery</text:span></text:span></text:p>
        <text:p text:style-name="P31"><text:span text:style-name="CharStyle12"><text:span text:style-name="T5">meč ktorým prepáram oponu temných dní</text:span></text:span></text:p>
        <text:p text:style-name="P31"><text:soft-page-break/><text:span text:style-name="CharStyle12"><text:span text:style-name="T5">— nech svetlo vhrnie sa keď prestrú ku večeri</text:span></text:span></text:p>
        <text:p text:style-name="P31"><text:span text:style-name="CharStyle12"><text:span text:style-name="T5">ovocie päťročníc pre ľud môj chudobný</text:span></text:span></text:p>
        <text:p text:style-name="P24"><text:span text:style-name="CharStyle12"><text:span text:style-name="T5"/></text:span></text:p>
        <text:p text:style-name="P31"><text:span text:style-name="CharStyle12"><text:span text:style-name="T5">Nech spolu zasadne nech d</text:span></text:span><text:span text:style-name="CharStyle12"><text:span text:style-name="T1">ľ</text:span></text:span><text:span text:style-name="CharStyle12"><text:span text:style-name="T5">a vôle si krája</text:span></text:span></text:p>
        <text:p text:style-name="P31"><text:span text:style-name="CharStyle12"><text:span text:style-name="T5">d</text:span></text:span><text:span text:style-name="CharStyle12"><text:span text:style-name="T1">ľ</text:span></text:span><text:span text:style-name="CharStyle12"><text:span text:style-name="T5">a vôle upíja hoduje tančí tlieska</text:span></text:span></text:p>
        <text:p text:style-name="P31"><text:span text:style-name="CharStyle12"><text:span text:style-name="T5">kým bankár narieka že vyhnali ho z raja</text:span></text:span></text:p>
        <text:p text:style-name="P31"><text:span text:style-name="CharStyle12"><text:span text:style-name="T5">že prišiel o všetko že nemá ani plieška</text:span></text:span></text:p>
        <text:p text:style-name="P24"><text:span text:style-name="CharStyle12"><text:span text:style-name="T5"/></text:span></text:p>
        <text:p text:style-name="P31"><text:span text:style-name="CharStyle12"><text:span text:style-name="T5">Nuž raduj sa ľud môj pod jedľami a smrekmi</text:span></text:span></text:p>
        <text:p text:style-name="P31"><text:span text:style-name="CharStyle12"><text:span text:style-name="T5">zabudni na vô</text:span></text:span><text:span text:style-name="CharStyle12"><text:span text:style-name="T1">ň</text:span></text:span><text:span text:style-name="CharStyle12"><text:span text:style-name="T5">u pôjdov a kraviencov</text:span></text:span></text:p>
        <text:p text:style-name="P31"><text:span text:style-name="CharStyle12"><text:span text:style-name="T5">a nový tymián — dym fabrík dýchaj s kvetmi</text:span></text:span></text:p>
        <text:p text:style-name="P31"><text:span text:style-name="CharStyle12"><text:span text:style-name="T5">a stužky víťazstva vplietaj si do vencov</text:span></text:span></text:p>
        <text:p text:style-name="P24"><text:span text:style-name="CharStyle12"><text:span text:style-name="T5"/></text:span></text:p>
        <text:p text:style-name="P31"><text:span text:style-name="CharStyle12"><text:span text:style-name="T5">Nuž plesaj proletár odhoď žobrácku mo</text:span></text:span><text:span text:style-name="CharStyle12"><text:span text:style-name="T1">š</text:span></text:span><text:span text:style-name="CharStyle12"><text:span text:style-name="T5">nu</text:span></text:span></text:p>
        <text:p text:style-name="P31"><text:span text:style-name="CharStyle12"><text:span text:style-name="T5">do bastržaja s</text:span></text:span><text:span text:style-name="CharStyle12"><text:span text:style-name="T9">ĺ</text:span></text:span><text:span text:style-name="CharStyle12"><text:span text:style-name="T5">z čo tečie priedomím</text:span></text:span></text:p>
        <text:p text:style-name="P31"><text:span text:style-name="CharStyle12"><text:span text:style-name="T5">s kosou a kladivom pripni si na hruď brošňu</text:span></text:span></text:p>
        <text:p text:style-name="P31"><text:span text:style-name="CharStyle12"><text:span text:style-name="T5">a nesvoľ kupčiť viac s krvou a svedomí</text:span></text:span></text:p>
        <text:p text:style-name="P13"><text:span text:style-name="CharStyle12"><text:span text:style-name="T5"/></text:span></text:p>
        <text:p text:style-name="P22"><text:span text:style-name="CharStyle12"><text:span text:style-name="T5">Sám vladárom </text:span></text:span><text:span text:style-name="CharStyle12"><text:span text:style-name="T1">s</text:span></text:span><text:span text:style-name="CharStyle12"><text:span text:style-name="T5">i tu tvoj sad dnes rodí plody</text:span></text:span></text:p>
        <text:p text:style-name="P22"><text:span text:style-name="CharStyle12"><text:span text:style-name="T5">nech z neho ujedá len ten čo sadil kmeň</text:span></text:span></text:p>
        <text:p text:style-name="P22"><text:span text:style-name="CharStyle12"><text:span text:style-name="T5">a kto ho polieva chráni od nepohody</text:span></text:span></text:p>
        <text:p text:style-name="P22"><text:span text:style-name="CharStyle12"><text:span text:style-name="T5">a kto si líha preň i v smrti priehlbeň</text:span></text:span></text:p>
        <text:p text:style-name="P13"><text:span text:style-name="CharStyle12"><text:span text:style-name="T5"/></text:span></text:p>
        <text:p text:style-name="P22"><text:span text:style-name="CharStyle12"><text:span text:style-name="T5">Kŕdle rúk robotných jak vtáci prilietajú</text:span></text:span></text:p>
        <text:p text:style-name="P22"><text:span text:style-name="CharStyle12"><text:span text:style-name="T1">z</text:span></text:span><text:span text:style-name="CharStyle12"><text:span text:style-name="T5"> minula prítomna z dávna i budú</text:span></text:span><text:span text:style-name="CharStyle12"><text:span text:style-name="T9">c</text:span></text:span><text:span text:style-name="CharStyle12"><text:span text:style-name="T5">na</text:span></text:span></text:p>
        <text:p text:style-name="P22"><text:span text:style-name="CharStyle12"><text:span text:style-name="T5">a koncert hrajú tým čo pot svoj prelievajú</text:span></text:span></text:p>
        <text:p text:style-name="P22"><text:span text:style-name="CharStyle12"><text:span text:style-name="T5">v</text:span></text:span><text:span text:style-name="CharStyle12"><text:span text:style-name="T1">š</text:span></text:span><text:span text:style-name="CharStyle12"><text:span text:style-name="T5">ak ďobú oči tým </text:span></text:span><text:span text:style-name="CharStyle12"><text:span text:style-name="T4">č</text:span></text:span><text:span text:style-name="CharStyle12"><text:span text:style-name="T5">o cudzopasníčia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24"><text:span text:style-name="CharStyle12"><text:span text:style-name="T5">K ZEMI SA KLONÍM</text:span></text:span></text:p>
        <text:p text:style-name="P13"><text:span text:style-name="CharStyle12"><text:span text:style-name="T5"/></text:span></text:p>
        <text:p text:style-name="P22"><text:span text:style-name="CharStyle12"><text:span text:style-name="T5">K zemi sa kloním ako zástava</text:span></text:span></text:p>
        <text:p text:style-name="P22"><text:span text:style-name="CharStyle12"><text:span text:style-name="T5">keď hrajú hymny</text:span></text:span></text:p>
        <text:p text:style-name="P22"><text:span text:style-name="CharStyle12"><text:span text:style-name="T5">jej srdce vtedy v mojom vyhráva</text:span></text:span></text:p>
        <text:p text:style-name="P22"><text:soft-page-break/><text:span text:style-name="CharStyle12"><text:span text:style-name="T5">verš tklivý divný</text:span></text:span></text:p>
        <text:p text:style-name="P13"><text:span text:style-name="CharStyle12"><text:span text:style-name="T5"/></text:span></text:p>
        <text:p text:style-name="P22"><text:span text:style-name="CharStyle12"><text:span text:style-name="T5">K zemi sa kloním ako závora</text:span></text:span></text:p>
        <text:p text:style-name="P22"><text:span text:style-name="CharStyle12"><text:span text:style-name="T5">keď vlak sa blíži</text:span></text:span></text:p>
        <text:p text:style-name="P22"><text:span text:style-name="CharStyle12"><text:span text:style-name="T1">n</text:span></text:span><text:span text:style-name="CharStyle12"><text:span text:style-name="T5">ech nezdlávi ju dračia potvora</text:span></text:span></text:p>
        <text:p text:style-name="P22"><text:span text:style-name="CharStyle12"><text:span text:style-name="T5">nech nik jej neublíži</text:span></text:span></text:p>
        <text:p text:style-name="P13"><text:span text:style-name="CharStyle12"><text:span text:style-name="T5"/></text:span></text:p>
        <text:p text:style-name="P22"><text:span text:style-name="CharStyle12"><text:span text:style-name="T5">Nech neskmáše ju vojna ani hrom</text:span></text:span></text:p>
        <text:p text:style-name="P22"><text:span text:style-name="CharStyle12"><text:span text:style-name="T5">— ja som však slabý byť jej rytierom</text:span></text:span></text:p>
        <text:p text:style-name="P13"><text:span text:style-name="CharStyle12"><text:span text:style-name="T5"/></text:span></text:p>
        <text:p text:style-name="P22"><text:span text:style-name="CharStyle12"><text:span text:style-name="T5">Len dlaňou slova pohládzam jej tvár</text:span></text:span></text:p>
        <text:p text:style-name="P22"><text:span text:style-name="CharStyle12"><text:span text:style-name="T5">jej klasy</text:span></text:span></text:p>
        <text:p text:style-name="P22"><text:span text:style-name="CharStyle12"><text:span text:style-name="T5">domce</text:span></text:span></text:p>
        <text:p text:style-name="P13"><text:span text:style-name="CharStyle12"><text:span text:style-name="T5">m</text:span></text:span><text:span text:style-name="CharStyle12"><text:span text:style-name="T4">ĺ</text:span></text:span><text:span text:style-name="CharStyle12"><text:span text:style-name="T5">kve čelá brál</text:span></text:span></text:p>
        <text:p text:style-name="P13"><text:span text:style-name="CharStyle12"><text:span text:style-name="T5"/></text:span></text:p>
        <text:p text:style-name="P22"><text:span text:style-name="CharStyle12"><text:span text:style-name="T5">Keby som mal vlastnosť pr</text:span></text:span><text:span text:style-name="CharStyle12"><text:span text:style-name="T1">í</text:span></text:span><text:span text:style-name="CharStyle12"><text:span text:style-name="T5">snych vetrov</text:span></text:span></text:p>
        <text:p text:style-name="P22"><text:span text:style-name="CharStyle12"><text:span text:style-name="T5">jak stráž by som ju denne obchádzal</text:span></text:span></text:p>
        <text:p text:style-name="P32"><text:span text:style-name="CharStyle14"><text:span text:style-name="T5"/></text:span></text:p>
        <text:p text:style-name="P17"><text:span text:style-name="CharStyle12"><text:span text:style-name="T5">A keby som bol lesom silou všetkou</text:span></text:span></text:p>
        <text:p text:style-name="P22"><text:span text:style-name="CharStyle12"><text:span text:style-name="T5">jej krv by som do svojich vetví vsal</text:span></text:span></text:p>
        <text:p text:style-name="P13"><text:span text:style-name="CharStyle12"><text:span text:style-name="T5"/></text:span></text:p>
        <text:p text:style-name="P19"><text:span text:style-name="CharStyle12"><text:span text:style-name="T5">Jak strážne vojsko nad ňou by som stál</text:span></text:span></text:p>
        <text:p text:style-name="P13"><text:span text:style-name="CharStyle12"><text:span text:style-name="T5"/></text:span></text:p>
        <text:p text:style-name="P22"><text:span text:style-name="CharStyle12"><text:span text:style-name="T5">Však lístkom slova </text:span></text:span><text:span text:style-name="CharStyle12"><text:span text:style-name="T1">ľ</text:span></text:span><text:span text:style-name="CharStyle12"><text:span text:style-name="T5">ahkým ako páper</text:span></text:span></text:p>
        <text:p text:style-name="P22"><text:span text:style-name="CharStyle12"><text:span text:style-name="T5">neprikryjem ani jednu z rán</text:span></text:span></text:p>
        <text:p text:style-name="P22"><text:span text:style-name="CharStyle12"><text:span text:style-name="T5">ktoré prevzala za mňa — dobrá mater</text:span></text:span></text:p>
        <text:p text:style-name="P13"><text:span text:style-name="CharStyle12"><text:span text:style-name="T5"/></text:span></text:p>
        <text:p text:style-name="P22"><text:span text:style-name="CharStyle12"><text:span text:style-name="T5">To</text:span></text:span><text:span text:style-name="CharStyle12"><text:span text:style-name="T1">ľ</text:span></text:span><text:span text:style-name="CharStyle12"><text:span text:style-name="T5">ko však vládzem riecť krajania drahí</text:span></text:span></text:p>
        <text:p text:style-name="P22"><text:span text:style-name="CharStyle12"><text:span text:style-name="T5">— a hlas môj nech vás sekne ako meč —</text:span></text:span></text:p>
        <text:p text:style-name="P22"><text:span text:style-name="CharStyle12"><text:span text:style-name="T5">ľúbte zem túto mestá sady s</text:span></text:span><text:span text:style-name="CharStyle12"><text:span text:style-name="T4">v</text:span></text:span><text:span text:style-name="CharStyle12"><text:span text:style-name="T5">ahy</text:span></text:span></text:p>
        <text:p text:style-name="P13"><text:span text:style-name="CharStyle12"><text:span text:style-name="T5"/></text:span></text:p>
        <text:p text:style-name="P22"><text:span text:style-name="CharStyle12"><text:span text:style-name="T5">Továrne plány brigádnické piesne</text:span></text:span></text:p>
        <text:p text:style-name="P22"><text:span text:style-name="CharStyle12"><text:span text:style-name="T5">v nich mladne národ v nich sa deň náš leskne</text:span></text:span></text:p>
        <text:p text:style-name="P13"><text:span text:style-name="CharStyle12"><text:span text:style-name="T5"/></text:span></text:p>
        <text:p text:style-name="P22"><text:soft-page-break/><text:span text:style-name="CharStyle12"><text:span text:style-name="T5">Ľúbte zem túto s päťročnými plány</text:span></text:span></text:p>
        <text:p text:style-name="P22"><text:span text:style-name="CharStyle12"><text:span text:style-name="T5">horúcou láskou svojich sŕdc a dlaní.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8"><text:span text:style-name="CharStyle12"><text:span text:style-name="T5">NA SLÁVU NOVEJ DEDINY</text:span></text:span></text:p>
        <text:p text:style-name="P13"><text:span text:style-name="CharStyle12"><text:span text:style-name="T5"/></text:span></text:p>
        <text:p text:style-name="P22"><text:span text:style-name="CharStyle12"><text:span text:style-name="T5">Na slávu novej dediny</text:span></text:span></text:p>
        <text:p text:style-name="P22"><text:span text:style-name="CharStyle12"><text:span text:style-name="T5">chcel by som zaujukať</text:span></text:span></text:p>
        <text:p text:style-name="P22"><text:span text:style-name="CharStyle12"><text:span text:style-name="T5">koľko však ešte rokov z húštiny</text:span></text:span></text:p>
        <text:p text:style-name="P22"><text:span text:style-name="CharStyle12"><text:span text:style-name="T5">bude o biede kukulienka kukať</text:span></text:span></text:p>
        <text:p text:style-name="P13"><text:span text:style-name="CharStyle12"><text:span text:style-name="T5"/></text:span></text:p>
        <text:p text:style-name="P22"><text:span text:style-name="CharStyle12"><text:span text:style-name="T5">Kým spomienka odkrváca ako jed</text:span></text:span></text:p>
        <text:p text:style-name="P22"><text:span text:style-name="CharStyle12"><text:span text:style-name="T5">do suda minulosti</text:span></text:span></text:p>
        <text:p text:style-name="P17"><text:span text:style-name="CharStyle12"><text:span text:style-name="T5">a z novej práce vzíde belší chlieb</text:span></text:span></text:p>
        <text:p text:style-name="P22"><text:span text:style-name="CharStyle12"><text:span text:style-name="T5">pre nás a nami povolaných hostí</text:span></text:span></text:p>
        <text:p text:style-name="P13"><text:span text:style-name="CharStyle12"><text:span text:style-name="T5"/></text:span></text:p>
        <text:p text:style-name="P22"><text:span text:style-name="CharStyle12"><text:span text:style-name="T5">Na slávu novej dediny</text:span></text:span></text:p>
        <text:p text:style-name="P22"><text:span text:style-name="CharStyle12"><text:span text:style-name="T5">chcel by som složiť mar</text:span></text:span><text:span text:style-name="CharStyle12"><text:span text:style-name="T9">š</text:span></text:span></text:p>
        <text:p text:style-name="P22"><text:span text:style-name="CharStyle12"><text:span text:style-name="T5">nech podľa neho vkro</text:span></text:span><text:span text:style-name="CharStyle12"><text:span text:style-name="T1">č</text:span></text:span><text:span text:style-name="CharStyle12"><text:span text:style-name="T5">í v dejiny</text:span></text:span></text:p>
        <text:p text:style-name="P22"><text:span text:style-name="CharStyle12"><text:span text:style-name="T5">odhodiac svoju starú špatnú tvár</text:span></text:span></text:p>
        <text:p text:style-name="P13"><text:span text:style-name="CharStyle12"><text:span text:style-name="T5"/></text:span></text:p>
        <text:p text:style-name="P22"><text:span text:style-name="CharStyle12"><text:span text:style-name="T5">Čo bo</text:span></text:span><text:span text:style-name="CharStyle12"><text:span text:style-name="T1">l</text:span></text:span><text:span text:style-name="CharStyle12"><text:span text:style-name="T5">o u nás všetci dobre vieme</text:span></text:span></text:p>
        <text:p text:style-name="P22"><text:span text:style-name="CharStyle12"><text:span text:style-name="T5">pôjd zadymený</text:span></text:span></text:p>
        <text:p text:style-name="P22"><text:span text:style-name="CharStyle12"><text:span text:style-name="T5">dlážka kravienec</text:span></text:span></text:p>
        <text:p text:style-name="P22"><text:span text:style-name="CharStyle12"><text:span text:style-name="T5">na žrdi v izbe šaty zavesené</text:span></text:span></text:p>
        <text:p text:style-name="P22"><text:span text:style-name="CharStyle12"><text:span text:style-name="T5">a noci — zlých dní hnacie remene</text:span></text:span></text:p>
        <text:p text:style-name="P32"><text:span text:style-name="CharStyle14"><text:span text:style-name="T5"/></text:span></text:p>
        <text:p text:style-name="P17"><text:span text:style-name="CharStyle12"><text:span text:style-name="T5">Ja </text:span></text:span><text:span text:style-name="CharStyle12"><text:span text:style-name="T1">t</text:span></text:span><text:span text:style-name="CharStyle12"><text:span text:style-name="T5">akej kráse tlieskať nevládzem</text:span></text:span></text:p>
        <text:p text:style-name="P22"><text:span text:style-name="CharStyle12"><text:span text:style-name="T5">ako vlak prehrmel už ňou môj cit</text:span></text:span></text:p>
        <text:p text:style-name="P22"><text:span text:style-name="CharStyle12"><text:span text:style-name="T9">k</text:span></text:span><text:span text:style-name="CharStyle12"><text:span text:style-name="T5">eď prápor pokroku vlá ponad zem</text:span></text:span></text:p>
        <text:p text:style-name="P22"><text:span text:style-name="CharStyle12"><text:span text:style-name="T5">ním chce sa i zem moja ozdobiť</text:span></text:span></text:p>
        <text:p text:style-name="P13"><text:span text:style-name="CharStyle12"><text:span text:style-name="T5"/></text:span></text:p>
        <text:p text:style-name="P22"><text:span text:style-name="CharStyle12"><text:span text:style-name="T5">Nová dedina traktor bazén lekár</text:span></text:span></text:p>
        <text:p text:style-name="P22"><text:span text:style-name="CharStyle12"><text:span text:style-name="T5">ňou vidno ako ďalekohľadom</text:span></text:span></text:p>
        <text:p text:style-name="P22"><text:soft-page-break/><text:span text:style-name="CharStyle12"><text:span text:style-name="T5">krajšiu </text:span></text:span><text:span text:style-name="CharStyle12"><text:span text:style-name="T1">ú</text:span></text:span><text:span text:style-name="CharStyle12"><text:span text:style-name="T5">slnn</text:span></text:span><text:span text:style-name="CharStyle12"><text:span text:style-name="T1">ú</text:span></text:span><text:span text:style-name="CharStyle12"><text:span text:style-name="T5"> postať pre človeka</text:span></text:span></text:p>
        <text:p text:style-name="P22"><text:span text:style-name="CharStyle12"><text:span text:style-name="T5">na ktorej šťastím zjasnie každý dom</text:span></text:span></text:p>
        <text:p text:style-name="P13"><text:span text:style-name="CharStyle12"><text:span text:style-name="T5"/></text:span></text:p>
        <text:p text:style-name="P22"><text:span text:style-name="CharStyle12"><text:span text:style-name="T5">Nová dedina bez krčiem a dražieb</text:span></text:span></text:p>
        <text:p text:style-name="P22"><text:span text:style-name="CharStyle12"><text:span text:style-name="T5">kde pri muzike spoja sa</text:span></text:span></text:p>
        <text:p text:style-name="P22"><text:span text:style-name="CharStyle12"><text:span text:style-name="T5">veselé deti rozhnevaných matiek</text:span></text:span></text:p>
        <text:p text:style-name="P22"><text:span text:style-name="CharStyle12"><text:span text:style-name="T5">a pravotenie otcov zatratia</text:span></text:span></text:p>
        <text:p text:style-name="P13"><text:span text:style-name="CharStyle12"><text:span text:style-name="T5"/></text:span></text:p>
        <text:p text:style-name="P22"><text:span text:style-name="CharStyle12"><text:span text:style-name="T5">Nová dedina — kvet socializmu</text:span></text:span></text:p>
        <text:p text:style-name="P22"><text:span text:style-name="CharStyle12"><text:span text:style-name="T5">šťastím sedliakov voňajúci sad</text:span></text:span></text:p>
        <text:p text:style-name="P22"><text:span text:style-name="CharStyle12"><text:span text:style-name="T5">kde v tôni chalúp staré bôle zmiznú</text:span></text:span></text:p>
        <text:p text:style-name="P22"><text:span text:style-name="CharStyle12"><text:span text:style-name="T5">a miesto blenu dni sa zmenia v slad</text:span></text:span></text:p>
        <text:p text:style-name="P32"><text:span text:style-name="CharStyle14"><text:span text:style-name="T5"/></text:span></text:p>
        <text:p text:style-name="P33"><text:span text:style-name="CharStyle14"><text:span text:style-name="T5"/></text:span></text:p>
        <text:p text:style-name="P8"><text:span text:style-name="CharStyle12"><text:span text:style-name="T5">SPEV </text:span></text:span><text:span text:style-name="CharStyle12"><text:span text:style-name="T1">O</text:span></text:span><text:span text:style-name="CharStyle12"><text:span text:style-name="T5"> TRIEDNEJ LÁSKE</text:span></text:span></text:p>
        <text:p text:style-name="P13"><text:span text:style-name="CharStyle12"><text:span text:style-name="T5"/></text:span></text:p>
        <text:p text:style-name="P22"><text:span text:style-name="CharStyle12"><text:span text:style-name="T5">O triednej družbe spievam</text:span></text:span></text:p>
        <text:p text:style-name="P22"><text:span text:style-name="CharStyle12"><text:span text:style-name="T5">my bratia milujme sa</text:span></text:span></text:p>
        <text:p text:style-name="P22"><text:span text:style-name="CharStyle12"><text:span text:style-name="T5">ako sa rinie dážď</text:span></text:span></text:p>
        <text:p text:style-name="P22"><text:span text:style-name="CharStyle12"><text:span text:style-name="T5">na rozpukanú zem</text:span></text:span></text:p>
        <text:p text:style-name="P22"><text:span text:style-name="CharStyle12"><text:span text:style-name="T5">tak nech s dobytých bášt</text:span></text:span></text:p>
        <text:p text:style-name="P22"><text:span text:style-name="CharStyle12"><text:span text:style-name="T5">vlá prápor lásky len</text:span></text:span></text:p>
        <text:p text:style-name="P13"><text:span text:style-name="CharStyle12"><text:span text:style-name="T5"/></text:span></text:p>
        <text:p text:style-name="P22"><text:span text:style-name="CharStyle12"><text:span text:style-name="T5">O triednej láske spievam</text:span></text:span></text:p>
        <text:p text:style-name="P22"><text:span text:style-name="CharStyle12"><text:span text:style-name="T5">bez prednoste</text:span></text:span><text:span text:style-name="CharStyle12"><text:span text:style-name="T9">n</text:span></text:span><text:span text:style-name="CharStyle12"><text:span text:style-name="T5">ských stúh</text:span></text:span></text:p>
        <text:p text:style-name="P22"><text:span text:style-name="CharStyle12"><text:span text:style-name="T5">do jednej formy vlievam</text:span></text:span></text:p>
        <text:p text:style-name="P22"><text:span text:style-name="CharStyle12"><text:span text:style-name="T5">pero nástroj a pluh</text:span></text:span></text:p>
        <text:p text:style-name="P22"><text:span text:style-name="CharStyle12"><text:span text:style-name="T5">nech ako silné trámy</text:span></text:span></text:p>
        <text:p text:style-name="P22"><text:span text:style-name="CharStyle12"><text:span text:style-name="T5">vystužia našu vlasť</text:span></text:span></text:p>
        <text:p text:style-name="P22"><text:span text:style-name="CharStyle12"><text:span text:style-name="T5">by prápor krvou tkaný</text:span></text:span></text:p>
        <text:p text:style-name="P22"><text:span text:style-name="CharStyle12"><text:span text:style-name="T5">vždy vial s dobytých bášt</text:span></text:span></text:p>
        <text:p text:style-name="P32"><text:span text:style-name="CharStyle14"><text:span text:style-name="T5"/></text:span></text:p>
        <text:p text:style-name="P17"><text:span text:style-name="CharStyle12"><text:span text:style-name="T4">O</text:span></text:span><text:span text:style-name="CharStyle12"><text:span text:style-name="T5"> triednej družbe snívam</text:span></text:span></text:p>
        <text:p text:style-name="P22"><text:span text:style-name="CharStyle12"><text:span text:style-name="T5">tak ako kvetov sad</text:span></text:span></text:p>
        <text:p text:style-name="P22"><text:soft-page-break/><text:span text:style-name="CharStyle12"><text:span text:style-name="T5">vývodí jarným nivám</text:span></text:span></text:p>
        <text:p text:style-name="P22"><text:span text:style-name="CharStyle12"><text:span text:style-name="T5">a dáva med a slad</text:span></text:span></text:p>
        <text:p text:style-name="P22"><text:span text:style-name="CharStyle12"><text:span text:style-name="T9">t</text:span></text:span><text:span text:style-name="CharStyle12"><text:span text:style-name="T5">ak z pracujúcich dlaní</text:span></text:span></text:p>
        <text:p text:style-name="P22"><text:span text:style-name="CharStyle12"><text:span text:style-name="T5">vytvorme mocný val</text:span></text:span></text:p>
        <text:p text:style-name="P22"><text:span text:style-name="CharStyle12"><text:span text:style-name="T5">by prápor milovaný</text:span></text:span></text:p>
        <text:p text:style-name="P22"><text:span text:style-name="CharStyle12"><text:span text:style-name="T5">s bášt našich stále vial</text:span></text:span></text:p>
        <text:p text:style-name="P13"><text:span text:style-name="CharStyle12"><text:span text:style-name="T5"/></text:span></text:p>
        <text:p text:style-name="P22"><text:span text:style-name="CharStyle12"><text:span text:style-name="T5">My bratia milujme sa</text:span></text:span></text:p>
        <text:p text:style-name="P22"><text:span text:style-name="CharStyle12"><text:span text:style-name="T5">v tom výhry naše sú</text:span></text:span></text:p>
        <text:p text:style-name="P22"><text:span text:style-name="CharStyle12"><text:span text:style-name="T5">ako je sila lesa</text:span></text:span></text:p>
        <text:p text:style-name="P22"><text:span text:style-name="CharStyle12"><text:span text:style-name="T5">v kmeňoch čo družné sú</text:span></text:span></text:p>
        <text:p text:style-name="P22"><text:span text:style-name="CharStyle12"><text:span text:style-name="T5">v pochode víťaziacom</text:span></text:span></text:p>
        <text:p text:style-name="P22"><text:span text:style-name="CharStyle12"><text:span text:style-name="T5">hrdo a stále vpred</text:span></text:span></text:p>
        <text:p text:style-name="P22"><text:span text:style-name="CharStyle12"><text:span text:style-name="T5">— náš prápor v svetle zlatom</text:span></text:span></text:p>
        <text:p text:style-name="P22"><text:span text:style-name="CharStyle12"><text:span text:style-name="T5">sa slávne bude skvieť</text:span></text:span></text:p>
        <text:p text:style-name="P24"><text:span text:style-name="CharStyle12"><text:span text:style-name="T5"/></text:span></text:p>
        <text:p text:style-name="P28"><text:span text:style-name="CharStyle12"><text:span text:style-name="T5"/></text:span></text:p>
        <text:p text:style-name="P28"><text:span text:style-name="CharStyle12"><text:span text:style-name="T5">SUDCA</text:span></text:span></text:p>
        <text:p text:style-name="P13"><text:span text:style-name="CharStyle12"><text:span text:style-name="T5"/></text:span></text:p>
        <text:p text:style-name="P22"><text:span text:style-name="CharStyle12"><text:span text:style-name="T5">Čas medardový dážď</text:span></text:span></text:p>
        <text:p text:style-name="P22"><text:span text:style-name="CharStyle12"><text:span text:style-name="T5">čo milión liet prší</text:span></text:span></text:p>
        <text:p text:style-name="P22"><text:span text:style-name="CharStyle12"><text:span text:style-name="T5">privádza k zreniu raž</text:span></text:span></text:p>
        <text:p text:style-name="P22"><text:span text:style-name="CharStyle12"><text:span text:style-name="T5">pučiacu v našom srdci</text:span></text:span></text:p>
        <text:p text:style-name="P22"><text:span text:style-name="CharStyle12"><text:span text:style-name="T5">hostiteľ náš i hosť</text:span></text:span></text:p>
        <text:p text:style-name="P22"><text:span text:style-name="CharStyle12"><text:span text:style-name="T5">tu čas jak vážkár stojí</text:span></text:span></text:p>
        <text:p text:style-name="P22"><text:span text:style-name="CharStyle12"><text:span text:style-name="T5">raz sústo dá raz kosť</text:span></text:span></text:p>
        <text:p text:style-name="P22"><text:span text:style-name="CharStyle12"><text:span text:style-name="T5">na misky vážok svojich</text:span></text:span></text:p>
        <text:p text:style-name="P13"><text:span text:style-name="CharStyle12"><text:span text:style-name="T5"/></text:span></text:p>
        <text:p text:style-name="P22"><text:span text:style-name="CharStyle12"><text:span text:style-name="T5">Po cestách vozových</text:span></text:span></text:p>
        <text:p text:style-name="P22"><text:span text:style-name="CharStyle12"><text:span text:style-name="T4">š</text:span></text:span><text:span text:style-name="CharStyle12"><text:span text:style-name="T5">ly rady odsúdencov</text:span></text:span></text:p>
        <text:p text:style-name="P22"><text:span text:style-name="CharStyle12"><text:span text:style-name="T5">zhrbených voskových</text:span></text:span></text:p>
        <text:p text:style-name="P22"><text:span text:style-name="CharStyle12"><text:span text:style-name="T5">jak telá obesencov</text:span></text:span></text:p>
        <text:p text:style-name="P22"><text:span text:style-name="CharStyle12"><text:span text:style-name="T5">ich ruky zvädnuté</text:span></text:span></text:p>
        <text:p text:style-name="P22"><text:soft-page-break/><text:span text:style-name="CharStyle12"><text:span text:style-name="T5">päsť zdvihnúť nevládaly</text:span></text:span></text:p>
        <text:p text:style-name="P22"><text:span text:style-name="CharStyle12"><text:span text:style-name="T5">ich nohy okuté</text:span></text:span></text:p>
        <text:p text:style-name="P22"><text:span text:style-name="CharStyle12"><text:span text:style-name="T5">im na smrť vyzváňaly</text:span></text:span></text:p>
        <text:p text:style-name="P32"><text:span text:style-name="CharStyle14"><text:span text:style-name="T5"/></text:span></text:p>
        <text:p text:style-name="P17"><text:span text:style-name="CharStyle12"><text:span text:style-name="T5">A po tie isté dni</text:span></text:span></text:p>
        <text:p text:style-name="P22"><text:span text:style-name="CharStyle12"><text:span text:style-name="T5">po cestách zlatom stlaných</text:span></text:span></text:p>
        <text:p text:style-name="P22"><text:span text:style-name="CharStyle12"><text:span text:style-name="T5">šiel sprievod nádherný</text:span></text:span></text:p>
        <text:p text:style-name="P22"><text:span text:style-name="CharStyle12"><text:span text:style-name="T5">šiel popod slávobrány</text:span></text:span></text:p>
        <text:p text:style-name="P22"><text:span text:style-name="CharStyle12"><text:span text:style-name="T5">fanfáry zdravily</text:span></text:span></text:p>
        <text:p text:style-name="P22"><text:span text:style-name="CharStyle12"><text:span text:style-name="T5">tých kráľov z božej vôle</text:span></text:span></text:p>
        <text:p text:style-name="P22"><text:span text:style-name="CharStyle12"><text:span text:style-name="T5">davy sa klonily</text:span></text:span></text:p>
        <text:p text:style-name="P22"><text:span text:style-name="CharStyle12"><text:span text:style-name="T5">keď na nich shliadli dole</text:span></text:span></text:p>
        <text:p text:style-name="P13"><text:span text:style-name="CharStyle12"><text:span text:style-name="T5"/></text:span></text:p>
        <text:p text:style-name="P22"><text:span text:style-name="CharStyle12"><text:span text:style-name="T5">Lež čas sa presypal</text:span></text:span></text:p>
        <text:p text:style-name="P22"><text:span text:style-name="CharStyle12"><text:span text:style-name="T5">jak piesok v banká</text:span></text:span><text:span text:style-name="CharStyle12"><text:span text:style-name="T9">c</text:span></text:span><text:span text:style-name="CharStyle12"><text:span text:style-name="T5">h hodín</text:span></text:span></text:p>
        <text:p text:style-name="P22"><text:span text:style-name="CharStyle12"><text:span text:style-name="T5">a zahryzol v zem kráľ</text:span></text:span></text:p>
        <text:p text:style-name="P22"><text:span text:style-name="CharStyle12"><text:span text:style-name="T5">a bedár zvolal chodím</text:span></text:span></text:p>
        <text:p text:style-name="P22"><text:span text:style-name="CharStyle12"><text:span text:style-name="T5">vytrhol z hrobu kríž</text:span></text:span></text:p>
        <text:p text:style-name="P22"><text:span text:style-name="CharStyle12"><text:span text:style-name="T5">a siahol po kladive</text:span></text:span></text:p>
        <text:p text:style-name="P22"><text:span text:style-name="CharStyle12"><text:span text:style-name="T5">už sú tu už sú blíž</text:span></text:span></text:p>
        <text:p text:style-name="P22"><text:span text:style-name="CharStyle12"><text:span text:style-name="T5">ortiele spravodlivé</text:span></text:span></text:p>
        <text:p text:style-name="P13"><text:span text:style-name="CharStyle12"><text:span text:style-name="T5"/></text:span></text:p>
        <text:p text:style-name="P22"><text:span text:style-name="CharStyle12"><text:span text:style-name="T5">Ty čas ma presvedčíš</text:span></text:span></text:p>
        <text:p text:style-name="P22"><text:span text:style-name="CharStyle12"><text:span text:style-name="T5">o kráse o radosti</text:span></text:span></text:p>
        <text:p text:style-name="P23"><text:span text:style-name="CharStyle12"><text:span text:style-name="T5">jak r</text:span></text:span><text:span text:style-name="CharStyle12"><text:span text:style-name="T11">ö</text:span></text:span><text:span text:style-name="CharStyle12"><text:span text:style-name="T5">ntgen presvietiš</text:span></text:span></text:p>
        <text:p text:style-name="P23"><text:span text:style-name="CharStyle12"><text:span text:style-name="T5">mi všetky záhadnosti</text:span></text:span></text:p>
        <text:p text:style-name="P23"><text:span text:style-name="CharStyle12"><text:span text:style-name="T5">prečo jar rodí kvet</text:span></text:span></text:p>
        <text:p text:style-name="P23"><text:span text:style-name="CharStyle12"><text:span text:style-name="T5">prečo smrť zimou vanie</text:span></text:span></text:p>
        <text:p text:style-name="P23"><text:span text:style-name="CharStyle12"><text:span text:style-name="T5">ty najlepší si liek</text:span></text:span></text:p>
        <text:p text:style-name="P23"><text:span text:style-name="CharStyle12"><text:span text:style-name="T5">na bôľ a na sklamanie</text:span></text:span></text:p>
        <text:p text:style-name="P32"><text:span text:style-name="CharStyle14"><text:span text:style-name="T5"/></text:span></text:p>
        <text:p text:style-name="P18"><text:span text:style-name="CharStyle12"><text:span text:style-name="T5">A odkiaľkoľvek si</text:span></text:span></text:p>
        <text:p text:style-name="P23"><text:span text:style-name="CharStyle12"><text:span text:style-name="T5">a kamkoľvek sa rútiš</text:span></text:span></text:p>
        <text:p text:style-name="P23"><text:soft-page-break/><text:span text:style-name="CharStyle12"><text:span text:style-name="T5">jak dobrý posol si</text:span></text:span></text:p>
        <text:p text:style-name="P23"><text:span text:style-name="CharStyle12"><text:span text:style-name="T5">a sjednotiteľ duší</text:span></text:span></text:p>
        <text:p text:style-name="P23"><text:span text:style-name="CharStyle12"><text:span text:style-name="T5">jak stuhou rodinnou</text:span></text:span></text:p>
        <text:p text:style-name="P23"><text:span text:style-name="CharStyle12"><text:span text:style-name="T5">sme tebou spojení</text:span></text:span></text:p>
        <text:p text:style-name="P23"><text:span text:style-name="CharStyle12"><text:span text:style-name="T5">my i tí pod hlinou</text:span></text:span></text:p>
        <text:p text:style-name="P23"><text:span text:style-name="CharStyle12"><text:span text:style-name="T5">a nenarodení</text:span></text:span></text:p>
        <text:p text:style-name="P13"><text:span text:style-name="CharStyle12"><text:span text:style-name="T5"/></text:span></text:p>
        <text:p text:style-name="P23"><text:span text:style-name="CharStyle12"><text:span text:style-name="T5">Učiteľ života</text:span></text:span></text:p>
        <text:p text:style-name="P23"><text:span text:style-name="CharStyle12"><text:span text:style-name="T5">zrkadlo dokonalé</text:span></text:span></text:p>
        <text:p text:style-name="P23"><text:span text:style-name="CharStyle12"><text:span text:style-name="T5">mlyn čo vždy klokotá</text:span></text:span></text:p>
        <text:p text:style-name="P23"><text:span text:style-name="CharStyle12"><text:span text:style-name="T5">na ľudskom riečnom splave</text:span></text:span></text:p>
        <text:p text:style-name="P23"><text:span text:style-name="CharStyle12"><text:span text:style-name="T5">v sudcovskom talári</text:span></text:span></text:p>
        <text:p text:style-name="P23"><text:span text:style-name="CharStyle12"><text:span text:style-name="T5">triedi a súdi prísne</text:span></text:span></text:p>
        <text:p text:style-name="P23"><text:span text:style-name="CharStyle12"><text:span text:style-name="T5">a s nehou na tvári</text:span></text:span></text:p>
        <text:p text:style-name="P23"><text:span text:style-name="CharStyle12"><text:span text:style-name="T5">nám otcovsky dlaň tisne</text:span></text:span></text:p>
        <text:p text:style-name="P32"><text:span text:style-name="CharStyle23"><text:span text:style-name="T5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Základný_20_text_20__28_3_29_" style:display-name="Základný text (3)" style:family="paragraph" style:master-page-name="">
      <loext:graphic-properties draw:fill="none" draw:fill-color="#729fcf"/>
      <style:paragraph-properties fo:margin-left="0cm" fo:margin-right="0cm" fo:text-indent="0.494cm" style:auto-text-indent="false" style:page-number="auto" fo:background-color="transparent"/>
    </style:style>
    <style:style style:name="Záhlavie_20__23_1" style:display-name="Záhlavie #1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5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7" style:family="text" style:parent-style-name="DefaultFontStyle"/>
    <style:style style:name="CharStyle9" style:family="text" style:parent-style-name="DefaultFontStyle"/>
    <style:style style:name="CharStyle10" style:family="text" style:parent-style-name="CharStyle9">
      <style:text-properties fo:color="#000000" fo:language="sk" fo:country="SK" style:language-asian="sk" style:country-asian="SK" style:language-complex="sk" style:country-complex="SK"/>
    </style:style>
    <style:style style:name="CharStyle12" style:family="text" style:parent-style-name="DefaultFontStyle"/>
    <style:style style:name="CharStyle14" style:family="text" style:parent-style-name="DefaultFontStyle"/>
    <style:style style:name="CharStyle16" style:family="text" style:parent-style-name="DefaultFontStyle"/>
    <style:style style:name="CharStyle17" style:family="text" style:parent-style-name="CharStyle16">
      <style:text-properties fo:color="#000000" fo:language="sk" fo:country="SK" style:language-asian="sk" style:country-asian="SK" style:language-complex="sk" style:country-complex="SK"/>
    </style:style>
    <style:style style:name="CharStyle18" style:family="text" style:parent-style-name="CharStyle9">
      <style:text-properties fo:color="#000000" fo:language="sk" fo:country="SK" style:language-asian="sk" style:country-asian="SK" style:language-complex="sk" style:country-complex="SK"/>
    </style:style>
    <style:style style:name="CharStyle19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20" style:family="text" style:parent-style-name="CharStyle16">
      <style:text-properties fo:color="#000000" fo:language="sk" fo:country="SK" style:language-asian="sk" style:country-asian="SK" style:language-complex="sk" style:country-complex="SK"/>
    </style:style>
    <style:style style:name="CharStyle21" style:family="text" style:parent-style-name="CharStyle12">
      <style:text-properties fo:color="#000000" fo:language="sk" fo:country="SK" style:language-asian="sk" style:country-asian="SK" style:language-complex="sk" style:country-complex="SK"/>
    </style:style>
    <style:style style:name="CharStyle22" style:family="text" style:parent-style-name="CharStyle12">
      <style:text-properties fo:color="#000000" fo:language="sk" fo:country="SK" style:language-asian="sk" style:country-asian="SK" style:language-complex="sk" style:country-complex="SK"/>
    </style:style>
    <style:style style:name="CharStyle23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635cm" fo:margin-left="0cm" fo:margin-right="0cm" fo:margin-top="0.635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dc:date>2023-04-07T21:39:00.512000000</dc:date>
    <meta:editing-duration>PT5H18M5S</meta:editing-duration>
    <meta:editing-cycles>5</meta:editing-cycles>
    <meta:generator>LibreOffice/5.4.2.2$Windows_x86 LibreOffice_project/22b09f6418e8c2d508a9eaf86b2399209b0990f4</meta:generator>
    <meta:document-statistic meta:table-count="0" meta:image-count="0" meta:object-count="0" meta:page-count="31" meta:paragraph-count="793" meta:word-count="3962" meta:character-count="21052" meta:non-whitespace-character-count="17851"/>
  </office:meta>
</office:document-meta>
</file>